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2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3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6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-1-3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60-1-1"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justify" fo:text-indent="0pt" fo:margin-left="0pt" fo:margin-right="0pt" fo:margin-top="0pt" fo:margin-bottom="0pt" fo:line-height="130%"/>
    </style:style>
    <style:style style:name="Table-1" style:family="table">
      <style:table-properties style:width="177.21mm" table:align="margins" fo:margin-left="0.49mm" fo:margin-right="0.49mm" fo:margin-top="0.49mm" fo:margin-bottom="0.49mm" table:border-model="collapsing"/>
    </style:style>
    <style:style style:name="Table-2" style:family="table">
      <style:table-properties style:width="177.21mm" table:align="margins" fo:margin-left="0.49mm" fo:margin-right="0.49mm" fo:margin-top="0.49mm" fo:margin-bottom="0.49mm" table:border-model="collapsing"/>
    </style:style>
    <style:style style:name="Table-1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3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3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1-5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2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◈ </text:span><text:span text:style-name="p1-1-2">부산교통공단법, 시행령, 정관 </text:span><text:span text:style-name="p1-1-3">◈</text:span></text:p>
      <text:p text:style-name="Paragraph-2"/>
      <text:p text:style-name="바탕글"><text:span>1. 다음은 부산교통공단법의 목적 및 용어의 정의에 대한 설명이다 틀린 것은                         ( 나)</text:span></text:p>
      <text:p text:style-name="바탕글"><text:span>  가. 도시철도라 함은 부산교통권역  내에서 주민의 일상생활에 공하는 지상 및 지하의 궤도수송을 말한다</text:span></text:p>
      <text:p text:style-name="바탕글"><text:span>  나. 대중교통시설이라 함은 도시철도와 같은 교통수단을 말한다</text:span></text:p>
      <text:p text:style-name="바탕글"><text:span>  다. 주산교통권역이라 함은 부산광역시 및 부산광역시와 동일한 교통생활권에 있는 지역으로서 도시교통정</text:span></text:p>
      <text:p text:style-name="바탕글"><text:span>     비 촉진법 제 4조의  규정에 의하여 지정, 고시된 지역을 말한다</text:span></text:p>
      <text:p text:style-name="바탕글"><text:span>  라. 부산교통공단법은 부산교통공단을  설립하여 부산교통권역 내에 대중교통시설의 건설을 촉진하고 운영</text:span></text:p>
      <text:p text:style-name="바탕글"><text:span>     의 합리화를 기함으로써 시민생활이 편익과 복지의 증진에 이바지함을 목적으로 한다</text:span></text:p>
      <text:p text:style-name="바탕글"/>
      <text:p text:style-name="바탕글"><text:span>2. 다음은 부산교통공단법의 목적 및 용어의 정의이다 틀린 것을 골라라                               (라)</text:span></text:p>
      <text:p text:style-name="바탕글"><text:span>  가. 부산교통공단법은 부산교통공단권역내에 대중교통시설의 건설을촉진하고 운영의 합리화를 기함으로써 </text:span></text:p>
      <text:p text:style-name="바탕글"><text:span>     시민생활의 편익과  복지의 증진에 이바지함을 목적으로 한다</text:span></text:p>
      <text:p text:style-name="바탕글"><text:span>  나. 도시철도라 함은 부산교통권역에서 주민의  일상생활에 공하는 지상 및 지하의 궤도수송 수단을 말한다</text:span></text:p>
      <text:p text:style-name="바탕글"><text:span>  다. 대중교통시설이라 함은 도시철도와 다른 교통수단과의 연계수송을 위한 환승시설 및 주차장등을 말한다</text:span></text:p>
      <text:p text:style-name="바탕글"><text:span>  라. 부산교통권역이라 함은 부산광역시  내의 지역으로서 도시교통정비 촉진법  제 4조의 규정에 의하여 지</text:span></text:p>
      <text:p text:style-name="바탕글"><text:span>     정, 고시된 지역을 말한다</text:span></text:p>
      <text:p text:style-name="바탕글"/>
      <text:p text:style-name="바탕글"><text:span>3. 부산교통공단의 설립등기 및 사무소의 설치에 대한 내용중 틀린 것은                              (다)</text:span></text:p>
      <text:p text:style-name="바탕글"><text:span>  가. 공단은  그 주된 사무소와 소재지에서 설립등기를 함으로써 성립한다</text:span></text:p>
      <text:p text:style-name="바탕글"><text:span>  나. 공단의 설립등기와 지사 또는 사무소의 설치등기, 이전등기 기타 공단의 등기에 관하여 필요한 사항은 </text:span></text:p>
      <text:p text:style-name="바탕글"><text:span>     대통령령으로 정한다</text:span></text:p>
      <text:p text:style-name="바탕글"><text:span>  다. 공단은 등기를 필요로 하는 사항일지라도 등기 이전에 제3자에게 대항할수 있다</text:span></text:p>
      <text:p text:style-name="바탕글"><text:span>  라. 공단은 필요한 때에는 지사를 설치할수 있다</text:span></text:p>
      <text:p text:style-name="바탕글"/>
      <text:p text:style-name="바탕글"><text:span>4. 공단의 설립등기 및 사무소의 설치에 대한 설명중 틀린  것은                                     (나)</text:span></text:p>
      <text:p text:style-name="바탕글"><text:span>  가. 공단은 그 주된사무소와 소재지에서 설립등기를 함으로써 성립한다</text:span></text:p>
      <text:p text:style-name="바탕글"><text:span>  나. 공단의 설립등기와 지사 또는 사무소의 설립등기, 이전등기, 변경등기 기타 공단의 등기에 관하여 필요</text:span></text:p>
      <text:p text:style-name="바탕글"><text:span>     한 사항은 건설교통부령으로 정한다</text:span></text:p>
      <text:p text:style-name="바탕글"><text:span>  다. 공단은 등기를 필요로하는 사항에 관하여는 그 등기후가 아니면 제3자에게 대항하지 못한다</text:span></text:p>
      <text:p text:style-name="바탕글"><text:span>  라. 공단은 필요한 때에는 지사를 설치할 수 있다</text:span></text:p>
      <text:p text:style-name="바탕글"/>
      <text:p text:style-name="바탕글"><text:span>5. 부산교통공단의 정관에 대한 기재사항이 아닌 것은                                               (나)</text:span></text:p>
      <text:p text:style-name="바탕글"><text:span>  가. 목적, 명칭, 주된사무소의 소재지     나. 건설 및 운영사업의 계약방법 및 절차</text:span></text:p>
      <text:p text:style-name="바탕글"><text:span>  다. 사업계획 및 예산안에 관한사항      라. 위원회의 설치 및 구성운영에 관한사항</text:span></text:p>
      <text:p text:style-name="바탕글"/>
      <text:p text:style-name="바탕글"><text:span>6. 부산교통공단의 정관에 대한 기재사항이 아닌 것은                                               (라)</text:span></text:p>
      <text:p text:style-name="바탕글"><text:span>  가. 업무 및 그 집행에 관한사항         나. 정관의 변경에 관한사항</text:span></text:p>
      <text:p text:style-name="바탕글"><text:span>  다. 재산 및 회계에 관한사항            라. 부산교통공단법 위반에 대한 벌칙 및 과태료에 대한 사항</text:span></text:p>
      <text:p text:style-name="바탕글"/>
      <text:p text:style-name="바탕글"><text:span>7. 다음중 우리공단이 정관에 대한 기재사항이 아닌 것은                                            (라)</text:span></text:p>
      <text:p text:style-name="바탕글"><text:span>  가. 이사회에 관한사항                  나. 임원 및 직원에 관한사항</text:span></text:p>
      <text:p text:style-name="바탕글"><text:span>  다. 공고에 관한사항                    라. 직원의 교육연수 방법 및 절차</text:span></text:p>
      <text:p text:style-name="바탕글"/>
      <text:p text:style-name="바탕글"><text:span>8. 다음중 우리공단이 시행사업이 아닌 것은                                                        (라)</text:span></text:p>
      <text:p text:style-name="바탕글"><text:span>  가. 도시철도건설 및 운영               나. 도시철도의 역세권의 개발 및 주차장의 건설, 운영</text:span></text:p>
      <text:p text:style-name="바탕글"><text:span>  다. 도시철도와 다른 교통수단과의 연계수송을 위한 환승시설등의 건설, 운영</text:span></text:p>
      <text:p text:style-name="바탕글"><text:span>  라. 정부 또는 지방자치단체가 관리하는 사업</text:span></text:p>
      <text:p text:style-name="바탕글"/>
      <text:p text:style-name="바탕글"><text:span>9. 다음중 우리공단의 시행사업이 아닌 것은                                                         (다)</text:span></text:p>
      <text:p text:style-name="바탕글"><text:span>  가. 자동차운수사업법에 의한 시내버스 운송사업   나. 자동차운수사업법에 의한 전세버스 운송사업</text:span></text:p>
      <text:p text:style-name="바탕글"><text:span>  다. 정부 또는 지방자치단체가 관리하는 사업      라. 공단의 설립목적과 관련되는 개발</text:span></text:p>
      <text:p text:style-name="바탕글"/>
      <text:p text:style-name="바탕글"><text:span>10. 다음은 공단의 시행사업이다 틀린 것은                                                           (가)</text:span></text:p>
      <text:p text:style-name="바탕글"><text:span>  가. 국유철도의 건설 및 운영</text:span></text:p>
      <text:p text:style-name="바탕글"><text:span>  나. 도시철도와 다른 교통수단과의 연계수송을 위한 환승시설등의 건설, 운영</text:span></text:p>
      <text:p text:style-name="바탕글"><text:span>  다. 자동차운수사업법에 의한 자동차운송사업중 대통령령이  정하는 자동차운송사업</text:span></text:p>
      <text:p text:style-name="바탕글"><text:span>  라. 정부 또는 지방자치단체가 위탁한 사업</text:span></text:p>
      <text:p text:style-name="바탕글"/>
      <text:p text:style-name="바탕글"><text:span>11. 우리공단임원에 관한 설명이다 틀린 것은                                                        (다)</text:span></text:p>
      <text:p text:style-name="바탕글"><text:span>  가. 임원으로 이사장 및 부이사장 각1인을 포함한 7인이내의 이사 및 감사 1인을 둔다</text:span></text:p>
      <text:p text:style-name="바탕글"><text:span>  나. 이사장 및 감사는 부산교통공단 운영위원회의 제청을 받아 건설교통부장관이 임면한다</text:span></text:p>
      <text:p text:style-name="바탕글"><text:span>  다. 임원의 임기는 모두 3년이며 연임할 수 있다</text:span></text:p>
      <text:p text:style-name="바탕글"><text:span>  라.. 부이사장 및 이사는 건설교통부장관의 협의를 거쳐 이사장이 임면한다</text:span></text:p>
      <text:p text:style-name="바탕글"><text:span>  마. 공단의 임원은 8명까지 둘수 있다. </text:span></text:p>
      <text:p text:style-name="바탕글"><text:span>  </text:span><text:span text:style-name="p66-1-2">※ </text:span><text:span text:style-name="p66-1-3">임원 : 이사장, 부이사장, 이사 및 감사</text:span></text:p>
      <text:p text:style-name="바탕글"><text:span> </text:span></text:p>
      <text:p text:style-name="바탕글"><text:span>12. 우리공단 임원에 관한내용이다 틀린 것은                                                       (가)</text:span></text:p>
      <text:p text:style-name="바탕글"><text:span>  가. 임원으로 이사장 및 부이사장 각1인을 포함한 5인 이내의 이사 및 감사 1인을 둔다</text:span></text:p>
      <text:p text:style-name="바탕글"><text:span>  나. 이사장 및 감사는 부산교통공단 운영위원회의 제청을 받아 건설교통부장관이 임면한다</text:span></text:p>
      <text:p text:style-name="바탕글"><text:span>  다. 부이사장 및 이사는 이사장이 임면한다</text:span></text:p>
      <text:p text:style-name="바탕글"><text:span>  라. 이사장, 부이사장 및 이사의 임기는 3년으로 하고, 감사의 임기는 2년으로 한다</text:span></text:p>
      <text:p text:style-name="바탕글"/>
      <text:p text:style-name="바탕글"><text:span>13. 우리공단 임원에 관한내용이다 틀린 것은                                                       (라)</text:span></text:p>
      <text:p text:style-name="바탕글"><text:span>  가. 공단의 이익과 이사장 및 이사의 이익이 상반되는 사항에 관하여는 이사장 및 당해 이사는 공단을 대표</text:span></text:p>
      <text:p text:style-name="바탕글"><text:span>     하지 못한다</text:span></text:p>
      <text:p text:style-name="바탕글"><text:span>  나. 이사장은 임원 또는 직원중에서 공단의 업무에 관한 재판상 또는 재판외의 모든 행위를 할 수 있는 권</text:span></text:p>
      <text:p text:style-name="바탕글"><text:span>     한을 가진 대리인을 선임할수 있다</text:span></text:p>
      <text:p text:style-name="바탕글"><text:span>  다. 금고이상의 형의선고를 받고 그 집행이 종료되거나 집행을 받지 아니하기로 확정된 후 2년이 경과되지 </text:span></text:p>
      <text:p text:style-name="바탕글"><text:span>     아니한자는 임원이  될 수 없다</text:span></text:p>
      <text:p text:style-name="바탕글"><text:span>  라. 감사는 이사로서 공단의 업무 및 회계를 감사한다</text:span></text:p>
      <text:p text:style-name="바탕글"/>
      <text:p text:style-name="바탕글"><text:span>14. 우리공단 임원의 직무에 관한 내용이다 틀린 것은                                                (가)</text:span></text:p>
      <text:p text:style-name="바탕글"><text:span>  가. 이사는 정관이 정하는 바에 의해 공단의 업무를 분장하고 이사장 및 부이사장이 모두 사고가 있을 대에 </text:span></text:p>
      <text:p text:style-name="바탕글"><text:span>     는 운영이사가 직무를 대행한다</text:span></text:p>
      <text:p text:style-name="바탕글"><text:span>  나. 부이사장은 이사장을 보좌하며, 이사장이 사고가 있을 때는 그직무를 대행한다 </text:span></text:p>
      <text:p text:style-name="바탕글"><text:span>  다. 감사는 공단의 업무 및 회계를 감사한다</text:span></text:p>
      <text:p text:style-name="바탕글"><text:span>  라. 이사장은 공단을 대표하고 공단의 업무를 통리한다</text:span></text:p>
      <text:p text:style-name="바탕글"/>
      <text:p text:style-name="바탕글"><text:span>15. 우리공단의 임원의 결격사유중 틀린 것은                                                        (다)</text:span></text:p>
      <text:p text:style-name="바탕글"><text:span>  가. 대한민국 국민이 아닌 자        나. 금치산자, 한정치산자 또는 파산선고를 받고 복권되지 아니한 자</text:span></text:p>
      <text:p text:style-name="바탕글"><text:span>  다. 금고이상의 형을 선고받고 그 집행이 종료되거나 집행을 받지 아니하기로 확정된 후 3년이 경과되지 아  </text:span></text:p>
      <text:p text:style-name="바탕글"><text:span>     니한 자</text:span></text:p>
      <text:p text:style-name="바탕글"><text:span>  라. 법률 또는 법원의 판결에 의해 자격이 상실 또는 정지된 자</text:span></text:p>
      <text:p text:style-name="바탕글"/>
      <text:p text:style-name="바탕글"><text:span>16. 다음 사항중 맞지않는 내용은                                                                   (라)</text:span></text:p>
      <text:p text:style-name="바탕글"><text:span>  가. 공단의 이익과 이사장의 이익이 상반되는 사항에 대하여는 이사장이 공단을 대표하지 못하며 감사가 공</text:span></text:p>
      <text:p text:style-name="바탕글"><text:span>     단을 대표한다</text:span></text:p>
      <text:p text:style-name="바탕글"><text:span>  나. 공단의 임직원은 그 직무외의 영리를 목적으로 하는 업무에 종사하지 못하며. 임원은 건설교통부장관의, </text:span></text:p>
      <text:p text:style-name="바탕글"><text:span>     직원은 이사장의 허가없이는 다른 직무에 종사하지 못한다</text:span></text:p>
      <text:p text:style-name="바탕글"><text:span>  다. 공단의 직원은 정관에 정하는 바에 의해 이사장이 임면한다</text:span></text:p>
      <text:p text:style-name="바탕글"><text:span>  라. 공단이 관리 운영할 대중교통시설의 범위는 건설교통부령으로 정한다</text:span></text:p>
      <text:p text:style-name="바탕글"/>
      <text:p text:style-name="바탕글"><text:span>17. 다음은 국공유재산의 전대에 관한 사항이다 틀린 것은                                           (나)</text:span></text:p>
      <text:p text:style-name="바탕글"><text:span>  가. 국공유재산의 전대 또는 대부를 받은 자는 당해 국공유재산상에 건물, 기타 영구시설을 축조하지 못한</text:span></text:p>
      <text:p text:style-name="바탕글"><text:span>     다( 다만 건설교통부장관이 행정목적 또는 공단의 업무수행에 필요하다고 인정하는 시설물로서 기부를 </text:span></text:p>
      <text:p text:style-name="바탕글"><text:span>     전제로 하는 경우에는 그러하지 아니한다)</text:span></text:p>
      <text:p text:style-name="바탕글"><text:span>  나. 재산을 전대 또는 대부를 받은 자는 당해 국공유재산을 다른 사람으로 하여금 사용 수익하게 할 수 있</text:span></text:p>
      <text:p text:style-name="바탕글"><text:span>     다</text:span></text:p>
      <text:p text:style-name="바탕글"><text:span>  다. 전대 또는 대부를 하고자 할때는 미리 그 계획을 작성하여 건설교통부장관의 승인을 얻어야한다(변경하</text:span></text:p>
      <text:p text:style-name="바탕글"><text:span>     고자 할 경우에도 동일)</text:span></text:p>
      <text:p text:style-name="바탕글"><text:span>  라. 건설교통부장관이 전대를 승인하고자 할 때는 당해 국공유재산을 대부하거나 사용하게한 중앙행정관서</text:span></text:p>
      <text:p text:style-name="바탕글"><text:span>     의 장 또는 지방자치단체장과 미리 협의하여야한다</text:span></text:p>
      <text:p text:style-name="바탕글"/>
      <text:p text:style-name="바탕글"><text:span>18. 다음은 국공유재산의 무상대부 및 전대에 관한설명이다 틀린 것은                                 (나)</text:span></text:p>
      <text:p text:style-name="바탕글"><text:span>  가. 정부 또는 지방자치 단체는 도시철도의 건설 및 운영 사업을 효율적으로 수행하기 위하여 필요하다고 </text:span></text:p>
      <text:p text:style-name="바탕글"><text:span>     인정할 때에는 공단에 국공유재산을 무상으로 대부하거나 사용, 수익하게 할 수 있다</text:span></text:p>
      <text:p text:style-name="바탕글"><text:span>  나. 공단이 정부 또는 지방자치 단체로부터 국공유재산을 무상으로 대부받거나 사용, 수익 할 수 있는 조건 </text:span></text:p>
      <text:p text:style-name="바탕글"><text:span>     및 절차에 관하여 필요한 사항은 건설교통부령으로 정한다</text:span></text:p>
      <text:p text:style-name="바탕글"><text:span>  다. 공단은 대중교통시설의 관리, 운영에 필요한 때에는 정부 또는 지방자치 단체로부터 무상대부 받은 국공</text:span></text:p>
      <text:p text:style-name="바탕글"><text:span>     유재산을 전대하거나 대부할 수 있다</text:span></text:p>
      <text:p text:style-name="바탕글"><text:span>  라. 공단은 대중교통시설의 관리, 운영에 필요한 때에는 정부 및 지방자치단체 또는 그 이외의 자가 출연한  </text:span></text:p>
      <text:p text:style-name="바탕글"><text:span>     재산을 전대하거나 대부할수 있다</text:span></text:p>
      <text:p text:style-name="바탕글"/>
      <text:p text:style-name="바탕글"><text:span>19. 우리공단이 운영 및 대중교통시설투자에 소요되는 자금조달 방법이 아닌 것은                    (라)</text:span></text:p>
      <text:p text:style-name="바탕글"><text:span>  가. 정부 및 지방자치단체 또는 그이외의 자의 출연          나. 운수수익금 및 부대시설 임대 수익금</text:span></text:p>
      <text:p text:style-name="바탕글"><text:span>  다. 역세권의 개발 및 주차장 운영사업으로 인한 수익금      라. 지하철 공채발행으로 조성한 자금</text:span></text:p>
      <text:p text:style-name="바탕글"/>
      <text:p text:style-name="바탕글"><text:span>20. 우리공단의 운영 및 대중교통시설 투자에 소요되는 자금조달 방법이 아닌 것은                 (나)</text:span></text:p>
      <text:p text:style-name="바탕글"><text:span>  가. 환승시설의 건설 및 운용으로 인한 수익금          나. 지하철 공채발행으로 조성한 자금</text:span></text:p>
      <text:p text:style-name="바탕글"><text:span>  다. 시내버스 운송사업 운영으로 인한 수익금           라. 차입금 및 도입물자</text:span></text:p>
      <text:p text:style-name="바탕글"/>
      <text:p text:style-name="바탕글"><text:span>21. 우리공단의 운영 및 대중교통시설 투자에 소요되는 자금조달 방법이 아닌 것은                 (라)</text:span></text:p>
      <text:p text:style-name="바탕글"><text:span>  가. 도시철도사업과 관련하여 역세권 개발사업으로 이루어진 일반업무시설 및 판매시설 운영 수익금</text:span></text:p>
      <text:p text:style-name="바탕글"><text:span>  나. 자산운영 수익금                                  다. 전세버스 운송사업으로 인한 수익금</text:span></text:p>
      <text:p text:style-name="바탕글"><text:span>  라. 역세권 토지 매입으로 아파트 건설 및 분양으로 인한 수익금</text:span></text:p>
      <text:p text:style-name="바탕글"/>
      <text:p text:style-name="바탕글"><text:span>22. 우리공단에서 대중교통의 원활한 운영을 위해 출자할 수 있는 부대사업이 아닌 것은               (라)</text:span></text:p>
      <text:p text:style-name="바탕글"><text:span>  가. 주차장, 환승시설등 대중교통수단 이용자에게 편의를 제공하기 위한 사업</text:span></text:p>
      <text:p text:style-name="바탕글"><text:span>  나. 다른 교통수단과의 연계수송을 위한 자동차 운수사업법에 의한 시내버스 운송사업</text:span></text:p>
      <text:p text:style-name="바탕글"><text:span>  다. 대중교통수단 이용자의 편의를 위한 생활편의시설, 근린상업시설 또는 복리시설의 건설운영</text:span></text:p>
      <text:p text:style-name="바탕글"><text:span>  라. 역세권의 아파트건설 및 분양사업</text:span></text:p>
      <text:p text:style-name="바탕글"/>
      <text:p text:style-name="바탕글"><text:span>23. 공단이 다음연도 사업계획 제출시 첨부할 부대사업 출자계획 서류의 기재사항이 아닌 것은          (나)</text:span></text:p>
      <text:p text:style-name="바탕글"><text:span>  가. 출자의 필요성                                    나. 부산교통채권 발행 예정액</text:span></text:p>
      <text:p text:style-name="바탕글"><text:span>  다. 사업개요                                         라. 출자한 재산의 종류 및 출자가액</text:span></text:p>
      <text:p text:style-name="바탕글"/>
      <text:p text:style-name="바탕글"><text:span>24. 공단의 운영 및 대중교통시설 투자재원이 아닌 것은                                     (나)</text:span></text:p>
      <text:p text:style-name="바탕글"><text:span>  가. 부산교통채권의 발행으로 조성한 자금       나. 정부의 기부금       다. 자산운영 수익금</text:span></text:p>
      <text:p text:style-name="바탕글"><text:span>  라. 차입금 및 도입한 물자                     마. 공단사업으로 인한 수익금</text:span></text:p>
      <text:p text:style-name="바탕글"/>
      <text:p text:style-name="바탕글"><text:span>25. 부산교통공단 운영위원회의 심의의결 사항이 아닌 것은                                   (라)</text:span></text:p>
      <text:p text:style-name="바탕글"><text:span>  가. 사업계획 및 예산과 결산에 관한사항        나. 다른 기업체에 대한 출자</text:span></text:p>
      <text:p text:style-name="바탕글"><text:span>  다. 정관의 변경                               라. 제규정의 제정 및 개폐에 관한사항</text:span></text:p>
      <text:p text:style-name="바탕글"/>
      <text:p text:style-name="바탕글"><text:span>26. 부산교통공단운영위원회의 심의의결 사항이 아닌 것은                                     (나)</text:span></text:p>
      <text:p text:style-name="바탕글"><text:span>  가. 예비비의 사용 및 예산의 이월              나. 도시철도의 운임에 관한사항</text:span></text:p>
      <text:p text:style-name="바탕글"><text:span>  다. 잉여금의 처분                             라. 부산교통채권의 발행</text:span></text:p>
      <text:p text:style-name="바탕글"/>
      <text:p text:style-name="바탕글"><text:span>27. 부산교통공단운영위원회의 심의의결 사항이 아닌 것은                                     (라)</text:span></text:p>
      <text:p text:style-name="바탕글"><text:span>  가. 지사의 설치                               나. 대장가격 1억원을 초과하는 재산의 취득 및 처분</text:span></text:p>
      <text:p text:style-name="바탕글"><text:span>  다. 건설교통부장관의 승인을 얻은 사업계획 및 예산의 변경에 관한사항</text:span></text:p>
      <text:p text:style-name="바탕글"><text:span>  라. 기구 및 정원에 관한사항</text:span></text:p>
      <text:p text:style-name="바탕글"/>
      <text:p text:style-name="바탕글"><text:span>28. 다음중 부산교통공간운영위원회 심의 의결을 거친 후 건설교통부장관의 승인을 받아야 할 사항이 아닌 것</text:span></text:p>
      <text:p text:style-name="바탕글"><text:span>   은                                                                                       (나)</text:span></text:p>
      <text:p text:style-name="바탕글"><text:span>  가. 정관의 변경                               나. 임원 및 직원의 보수에 관한사항</text:span></text:p>
      <text:p text:style-name="바탕글"><text:span>  다. 부산교통채권의 발행                       라. 사업계획 및 예산과 결산에 관한사항</text:span></text:p>
      <text:p text:style-name="바탕글"/>
      <text:p text:style-name="바탕글"><text:span>29. 다음은 부산교통공단 운영위원회에 대한 설명이다 틀린 것은                                      (나)</text:span></text:p>
      <text:p text:style-name="바탕글"><text:span>  가. 위원회는 위원장을 포함한 20인 이내의 위원으로 구성하며 위원장은 이사장이 된다</text:span></text:p>
      <text:p text:style-name="바탕글"><text:span>  나. 법령 및 규정에 의하여 이사회의 의결 또는 건설교통부장관의 승인을 받아야할 사항은 위원회의 의결을 </text:span></text:p>
      <text:p text:style-name="바탕글"><text:span>     거쳐야 한다</text:span></text:p>
      <text:p text:style-name="바탕글"><text:span>  다. 공무원이 위원회의  위원으로 그 소관업무와 직접적으로 관련하여 출석한 경우에는 수당을 지급하지  </text:span></text:p>
      <text:p text:style-name="바탕글"><text:span>     아니한다</text:span></text:p>
      <text:p text:style-name="바탕글"><text:span>  라. 위원회의 위원 또는 공단의 임원은 자기 또는 자기의 친족과 이해관계가 있는 의안에 관한 회의에는 </text:span></text:p>
      <text:p text:style-name="바탕글"><text:span>     참석하지 못한다</text:span></text:p>
      <text:p text:style-name="바탕글"/>
      <text:p text:style-name="바탕글"><text:span>30. 다음은 부산교통공간 운영위원회에 대한 설명이다 틀린 것은                                  (나)</text:span></text:p>
      <text:p text:style-name="바탕글"><text:span>  가. 위원회의 회의록에는 심의사항, 회의경과 및 의결사항을 기재하고 위원장과 출석한 위원이 기명 날인하</text:span></text:p>
      <text:p text:style-name="바탕글"><text:span>     여야한다</text:span></text:p>
      <text:p text:style-name="바탕글"><text:span>  나. 위원장이 사고가 있을때에는 부산광역시 부시장이 그 직무를 대행한다</text:span></text:p>
      <text:p text:style-name="바탕글"><text:span>  다. 위원장은 심의, 의결 사항중 토의를 하지않는 안건이나 긴급을 요하는 안건은 서면으로 의결할 수 있다</text:span></text:p>
      <text:p text:style-name="바탕글"><text:span>  라. 위원회의 회의는 정기회와 임시회로 구분하며 매년 2월과 10월에 개최한다</text:span></text:p>
      <text:p text:style-name="바탕글"/>
      <text:p text:style-name="바탕글"><text:span>31. 부산교통공단 운영위원회의 구성원이 아닌 것은                                                (나)</text:span></text:p>
      <text:p text:style-name="바탕글"><text:span>  가. 교통 및 토지개발에 관련된 학계 및 전문연구기관에 종사하거나 이에관한 학식과 경험이 풍부한 사람중</text:span></text:p>
      <text:p text:style-name="바탕글"><text:span>     에서 건설교통부장관이 위촉하는 사람 6인이내(임기 2년)</text:span></text:p>
      <text:p text:style-name="바탕글"><text:span>  나. 부산광역시의 시민중에서 운영위원회 위원장이 부산광역시장의 추천을 받아 위촉하는 사람 6인이내(임</text:span></text:p>
      <text:p text:style-name="바탕글"><text:span>     기  2년)</text:span></text:p>
      <text:p text:style-name="바탕글"><text:span>  다. 기획예산처, 행정자치부, 건설교통부 및 철도청의 1급일반직 또는 이에 상당하는 별정직 국가 공무원중 </text:span></text:p>
      <text:p text:style-name="바탕글"><text:span>     당해  기관의 장이 지명하는 사람 각 1인(임기 2년)</text:span></text:p>
      <text:p text:style-name="바탕글"><text:span>  라. 공단 임원중 이사장이 지명하는 사람 1인</text:span></text:p>
      <text:p text:style-name="바탕글"/>
      <text:p text:style-name="바탕글"><text:span>32. 부산교통공단 운영위원회의 심의, 의결사항이 아닌 것은                                         (라)</text:span></text:p>
      <text:p text:style-name="바탕글"><text:span>  가. 잉여금의 처분, 부산교통채권의 발행           나.  지사의 설치 및 정관의 변경</text:span></text:p>
      <text:p text:style-name="바탕글"><text:span>  다. 사업계획 및 예산과 결산에 관한사항          </text:span><text:span>라. 건설교통부령이 정하는 기본재산의 취득 및 처분</text:span></text:p>
      <text:p text:style-name="바탕글"/>
      <text:p text:style-name="바탕글"><text:span>33. 부산교통공단 운영위원회의 운영사항중에 대한 설명중 틀린 것은                                 (나)</text:span></text:p>
      <text:p text:style-name="바탕글"><text:span>  가. 위원장이 사고가 있을 때는 위원장이 지명하는 위원이 그 직무를 대행한다</text:span></text:p>
      <text:p text:style-name="바탕글"><text:span>  나. 위원회의 회의는 재적의원 과반수의 출석과 출석의원 2/3의 찬성으로 의결한다</text:span></text:p>
      <text:p text:style-name="바탕글"><text:span>  다. 공단의 임원은 위원회에 출석하여 그 의견을 진술할 수 있다</text:span></text:p>
      <text:p text:style-name="바탕글"><text:span>  라. 위원회는 의안의 심사에 있어서 필요한 경우에는 관계인 또는 참고인을 출석시켜 그 의견을 들을 수 있</text:span></text:p>
      <text:p text:style-name="바탕글"><text:span>     다</text:span></text:p>
      <text:p text:style-name="바탕글"/>
      <text:p text:style-name="바탕글"><text:span>34. 부산교통공단 운영위원회의 의결사항이 아닌 것은                                               (다)</text:span></text:p>
      <text:p text:style-name="바탕글"><text:span>  가. 사업계획 및  예산과 결산에 관한사항        나. 잉여금의 처분 및 부산교통채권의 발행</text:span></text:p>
      <text:p text:style-name="바탕글"><text:span>  다. 정관의 재정                                라. 다른기업체에 대한 출자, 지사의 설치</text:span></text:p>
      <text:p text:style-name="바탕글"/>
      <text:p text:style-name="바탕글"><text:span>35. 부산교통공단 운영위원회 회의에 대한 설명중 틀린 것은                                          (라)</text:span></text:p>
      <text:p text:style-name="바탕글"><text:span>  가. 위원회의 회는 정기회와 임시회로 구분한다          나. 정기회는 매년 2월과 10월에 개최한다</text:span></text:p>
      <text:p text:style-name="바탕글"><text:span>  다. 임시회는 위원장이 필요하다고 인정할 때 또는 재적위원  과반수의 요구가 있을때에 위원장이 소집한다</text:span></text:p>
      <text:p text:style-name="바탕글"><text:span>  라. 위원회는 재적의원 과반수의 찬성으로 의결한다</text:span></text:p>
      <text:p text:style-name="바탕글"/>
      <text:p text:style-name="바탕글"><text:span>36. 다음은 공단의 토지 매입에 대한 설명이다 틀린 것은 (나)</text:span></text:p>
      <text:p text:style-name="바탕글"><text:span>  가. 공단이 매입하는 토지의 매입대금은 그 금액을 현금으로 지급함을 원칙으로 하며, 대금은 분활하여 지급</text:span></text:p>
      <text:p text:style-name="바탕글"><text:span>     할 수 있다</text:span></text:p>
      <text:p text:style-name="바탕글"><text:span>  나. 공단은 그 사업에 직접 제공하거나 사업수행을 위한 자금의 조달을 위하여 필요한 개발사업에 공할 토</text:span></text:p>
      <text:p text:style-name="바탕글"><text:span>     지를 매입할 수 있다</text:span></text:p>
      <text:p text:style-name="바탕글"><text:span>  다. 공단이 토지를 매입하는 경우에 그 토지에 정착물이 있는 때에는 이를 함께 매입할 수 있다</text:span></text:p>
      <text:p text:style-name="바탕글"><text:span>  라. 공단은 토지를 매입함에 있어서 대중교통 시설용지 또는 도시철도 건설 및 운영 효과를 증진시키기 위</text:span></text:p>
      <text:p text:style-name="바탕글"><text:span>     한 토지를 우선적으로 매입하여야 한다</text:span></text:p>
      <text:p text:style-name="바탕글"/>
      <text:p text:style-name="바탕글"><text:span>37. 다음은 공단의 토지에 대한 매각에 대한 설명이다 틀린 것은 (나)</text:span></text:p>
      <text:p text:style-name="바탕글"><text:span>  가. 공단이 매입하는 토지의 매입대금은 매도인과 협의에 의하여 전부 또는 일부를 분활하여 지급할수 있다  </text:span></text:p>
      <text:p text:style-name="바탕글"><text:span>  나. 공단이 토지를 매입하는 경우에 그 토지에 정착물이 있는 때에는 토지만 매입하고 정착물을 매입하여서</text:span></text:p>
      <text:p text:style-name="바탕글"><text:span>     는 아니된다</text:span></text:p>
      <text:p text:style-name="바탕글"><text:span>  다. 공단은 매입한 토지를 매각하기 위해서는 용지의 조성 및 지목의 변경을 할수있다</text:span></text:p>
      <text:p text:style-name="바탕글"><text:span>  라. 공단은 매입한  토지를 매각하기 위해서는 토지의 분활 또는 합병, 기타 토지의 이용가치를 보전하거나  </text:span></text:p>
      <text:p text:style-name="바탕글"><text:span>     증대하기 위하여 필요한 조치를 할 수 있다</text:span></text:p>
      <text:p text:style-name="바탕글"/>
      <text:p text:style-name="바탕글"><text:span>38. 다음은 공단이 토지매각대금을 5년이내 분할상환하게 할 수 있는 경우이다 아닌 것은(라)</text:span></text:p>
      <text:p text:style-name="바탕글"><text:span>  가. 토지수용법 제 3조의 규정에 의한 공익사업용지와 주택건설용지로 매각하는 경우</text:span></text:p>
      <text:p text:style-name="바탕글"><text:span>  나. 토지매각대금이 1억원 이상인 경우</text:span></text:p>
      <text:p text:style-name="바탕글"><text:span>  다. 국가, 지방자치단체 또는 정부투자기관관리기본법 제2조의 규정에 의한 정부투자기관에 매각하는 경우</text:span></text:p>
      <text:p text:style-name="바탕글"><text:span>  라. 토지매입자의 자금조달계획상 토지매각대금의 일시납입이 불가능한 경우</text:span></text:p>
      <text:p text:style-name="바탕글"/>
      <text:p text:style-name="바탕글"><text:span>39. 우리공단에서 매사업년도의 세입, 세출결산서를 작성하여 건설교통부장관이 지정하는 공인회계사의 회계감</text:span></text:p>
      <text:p text:style-name="바탕글"><text:span>   사를 받아 건설교통부장관에게 제출하여 승인을 받아야 하는 시기는 (다)</text:span></text:p>
      <text:p text:style-name="바탕글"><text:span>  가. 다음연도 1월 말일까지                        나. 당해연도 12월 말일까지</text:span></text:p>
      <text:p text:style-name="바탕글"><text:span>  다. 다음연도 2월 말일까지                        라. 다음연도 3월 말일까지</text:span></text:p>
      <text:p text:style-name="바탕글"/>
      <text:p text:style-name="바탕글"><text:span>40. 우리공단이 익년도 사업계획 및 예산안 승인을받기 위해 건설교통부장관에게 제출하여 승인을 얻어야 하</text:span></text:p>
      <text:p text:style-name="바탕글"><text:span>   는 시기는 (라)</text:span></text:p>
      <text:p text:style-name="바탕글"><text:span>  가. 매년 9월 30일까지    나. 매년 10월 31일까지    다. 매년 11월 30일까지    라. 매년 12월 15일까지</text:span></text:p>
      <text:p text:style-name="바탕글"/>
      <text:p text:style-name="바탕글"><text:span>41. 다음중 결산서의 첨부서류가 아닌 것은 (라)</text:span></text:p>
      <text:p text:style-name="바탕글"><text:span>  가. 당해연도의 대차대조표 및 손익계산서          나. 당해연도가 사업계획 및 그집행실적의 대비표</text:span></text:p>
      <text:p text:style-name="바탕글"><text:span>  다. 건설교통부장관이 지정하는 공인회계사의 회계감사결과 의견서</text:span></text:p>
      <text:p text:style-name="바탕글"><text:span>  라. 결산서 제출년도의 자금계획서</text:span></text:p>
      <text:p text:style-name="바탕글"/>
      <text:p text:style-name="바탕글"><text:span>42. 공단의 사업계획 및 예산안에 대한 설명중 틀린 것은 (나)</text:span></text:p>
      <text:p text:style-name="바탕글"><text:span>  가. 공단은 다음연도의 사업계획 및  예산안을 작성하여 위원회의 심의, 의결을 거친후 건설교통부장관의 승</text:span></text:p>
      <text:p text:style-name="바탕글"><text:span>     인을 얻어야 한다</text:span></text:p>
      <text:p text:style-name="바탕글"><text:span>  나. 사업계획 및 예산안은 매년 1월 10일까지 건설교통부장관에게 제출하여 승인을 얻어야 한다</text:span></text:p>
      <text:p text:style-name="바탕글"><text:span>  다. 사업계획 및 예산안에는 예산총칙, 추정대차대조표, 추정손익계산서 및 자금계획서가 포함되어야 한다</text:span></text:p>
      <text:p text:style-name="바탕글"><text:span>  라. 건설교통부장관으로부터 승인을 얻은 사업계획과 예산을 변경하고자 할 때는 위원회의 심의, 의결을 거</text:span></text:p>
      <text:p text:style-name="바탕글"><text:span>     쳐 그 변경사유와 변경내용을 기재한 서류를 건설교통부장관에게 제출하고 승인을 얻어야한다</text:span></text:p>
      <text:p text:style-name="바탕글"/>
      <text:p text:style-name="바탕글"><text:span>43. 다음은 부산교통공단법에 대한 설명이다 틀린 것은 (라)</text:span></text:p>
      <text:p text:style-name="바탕글"><text:span>  가. 정부 또는 지방자치단체는 예산의 범위안에서 공단의 업무에 필요한 경비를 보조하거나 재정자금을 융</text:span></text:p>
      <text:p text:style-name="바탕글"><text:span>     자할 수 있다</text:span></text:p>
      <text:p text:style-name="바탕글"><text:span>  나. 정부 및 지방자치단체는 필요한 경우에는 공단이 발행하는 부산교통채권의 이자지급에 소요되는 비용의 </text:span></text:p>
      <text:p text:style-name="바탕글"><text:span>     일부를 보조할수 있으며 예산의 범위안에서 부사교통채권을 인수할수 있다</text:span></text:p>
      <text:p text:style-name="바탕글"><text:span>  다. 공단의 임원 또는 직원이나 그직에 있었던 자는 그직무상 알게된 비밀을 누설할 경우 2년이하의 징역 </text:span></text:p>
      <text:p text:style-name="바탕글"><text:span>     또는 200만원이하의 벌금에 처한다</text:span></text:p>
      <text:p text:style-name="바탕글"><text:span>  라. 부산교통공단법에 의한 공단이 아닌자가 부산교토공단 또는 이와 유사한 명칭을 사용하였을 경우에는 </text:span></text:p>
      <text:p text:style-name="바탕글"><text:span>     100만원이하의 벌금에 처한다</text:span></text:p>
      <text:p text:style-name="바탕글"/>
      <text:p text:style-name="바탕글"><text:span>44. 다음은 부산교통공단법 및 동법시행령에 의한 과태료에 관한 설명이다 틀린 것은                  (나)</text:span></text:p>
      <text:p text:style-name="바탕글"><text:span>  가. 부산교통공단법에 의한 공단이 아닌자가 부산교통공단 또는 이와 유사한 명칭을 사용하였을 경우 건설</text:span></text:p>
      <text:p text:style-name="바탕글"><text:span>     교통부장관이 100만원이하의 과태료를 부과 징수한다</text:span></text:p>
      <text:p text:style-name="바탕글"><text:span>  나. 건설교통부장관의 과태료 처분에 불복이 있는자는 처분한 날로부터 30일이내에 건설교통부장관에게 이</text:span></text:p>
      <text:p text:style-name="바탕글"><text:span>     의를 제기하여야 한다</text:span></text:p>
      <text:p text:style-name="바탕글"><text:span>  다. 건설교통부장관은 과태료를 부과하고자 할때에는 10일이상의 기간을 정하여 과태료 부과 대상자에게 구</text:span></text:p>
      <text:p text:style-name="바탕글"><text:span>     술 또는 서면에 의한 의견 진술의 기회를 주어야 한다</text:span></text:p>
      <text:p text:style-name="바탕글"><text:span>  라. 과태료 처분에 의한 이의신청 기한내에 이의를 제기하지 아니하고 과태료를 납부하지 아니한 때에는 국</text:span></text:p>
      <text:p text:style-name="바탕글"><text:span>     세체납 처분의 예에 의하여 이를 징수한다</text:span></text:p>
      <text:p text:style-name="바탕글"/>
      <text:p text:style-name="바탕글"><text:span>45. 다음은 부산교통공단법 및 동법시행령에 의한 과태료에 대한 설명이다 틀린 것은                  (가)</text:span></text:p>
      <text:p text:style-name="바탕글"><text:span>  가. 과태료 처분을 받은자가 이의를 제기한 때에는 건설교통부장관은 지체없이 관할법원에 그사실을 통보하</text:span></text:p>
      <text:p text:style-name="바탕글"><text:span>     여야하며 그 통보를 받은 관할법원은 형법에 의한 과태료 재판을 한다</text:span></text:p>
      <text:p text:style-name="바탕글"><text:span>  나. 과태료부과 통지에 관한 서류에는 반드시 이의방법 및 이의기간등을 함께 기재하여야 한다</text:span></text:p>
      <text:p text:style-name="바탕글"><text:span>  다. 과태료를 부과하고자 할때에는 당해 위반  행위를 조사확인 한후 위반사실과 과태료 금액등을 서면으로 </text:span></text:p>
      <text:p text:style-name="바탕글"><text:span>     명시하여 이를 납부할 것을 과태료부과 대상자에게 통지하여야한다</text:span></text:p>
      <text:p text:style-name="바탕글"><text:span>  라. 과태료부과 통지에 관한 서류에 명기된 지정기일까지 의견진술이 없는 때에는 의견이 없는 것으로 본다</text:span></text:p>
      <text:p text:style-name="바탕글"/>
      <text:p text:style-name="바탕글"><text:span>46. 과태료의 징수 및 징수절차가 아닌 것은 (다)</text:span></text:p>
      <text:p text:style-name="바탕글"><text:span>  가. 건설교통부장관은 과태료를 부과하고자 할 때는 당해 위반사항을 조사, 확인한후 위반사실과 과태료 금</text:span></text:p>
      <text:p text:style-name="바탕글"><text:span>     액등을 서면으로 명시하여 이를 납부할 것을 과태료 부과 대상자에게 통지하여야한다</text:span></text:p>
      <text:p text:style-name="바탕글"><text:span>  나. 과태료를 부과하고자 할 때는 10일이상의 기간을 정하여 과태료 부과 대상자에게 구술 또는 서면에 의</text:span></text:p>
      <text:p text:style-name="바탕글"><text:span>     한 의견진술의 기회를 주어야 한다</text:span></text:p>
      <text:p text:style-name="바탕글"><text:span>  다. 지정된 기일까지 의견진술이 없는 때는 10일 기간을 한 번 더 준다</text:span></text:p>
      <text:p text:style-name="바탕글"><text:span>  라. 건설교통부장관은 과태료의 금액을 정함에 있어서는 당해위반사항의 동기와 그결과 등을 참작하여야</text:span></text:p>
      <text:p text:style-name="바탕글"><text:span>     한다</text:span></text:p>
      <text:p text:style-name="바탕글"/>
      <text:p text:style-name="바탕글"><text:span>47. 다음은 공단의 정관에 관한 사항이다 틀린 것은(라) </text:span></text:p>
      <text:p text:style-name="바탕글"><text:span>  가. 공단은 업무수행을 위하여 필요한 때에는 부산교통공단 운영위원회의 심의, 의결을 거쳐 필요한 곳에 지  </text:span></text:p>
      <text:p text:style-name="바탕글"><text:span>    사, 사무소를 둘수 있다</text:span></text:p>
      <text:p text:style-name="바탕글"><text:span>  나. 공단의 공고중 경미한 사항은 주된 사무소, 지사 또는 사무소에서 게시, 공고할 수 있다</text:span></text:p>
      <text:p text:style-name="바탕글"><text:span>  다. 조직, 인사, 보수등 공단  운영을 위한 중요한 규정은 건설교통부장관의 승인을 얻어야 한다</text:span></text:p>
      <text:p text:style-name="바탕글"><text:span>  라. 공단의 공고는 중앙지에 게재하여야한다</text:span></text:p>
      <text:p text:style-name="바탕글"/>
      <text:p text:style-name="바탕글"><text:span>48. 다음 사항중 틀린 것은                                                                       (가)</text:span></text:p>
      <text:p text:style-name="바탕글"><text:span>  가. 공단의 정관을 변경하고자 할 때는 이 정관에서 특별히 정하는 경우를 제외하고는 재적이사 과반수 이</text:span></text:p>
      <text:p text:style-name="바탕글"><text:span>     상의 찬성을 얻어 위원회의 의결을 거쳐 건설교통부장관의 승인을 받아야 한다</text:span></text:p>
      <text:p text:style-name="바탕글"><text:span>  나. 부산교통공단법이 폐지 또는 유효기간이 도래되었을 때 건설교통부장관의 승인을 얻어 해산한다</text:span></text:p>
      <text:p text:style-name="바탕글"><text:span>  다. 정부가 공단을 존속시킬  필요가 없다고 인정한 때는 건설교통부장관의 승인을 얻어 해산한다</text:span></text:p>
      <text:p text:style-name="바탕글"><text:span>  라. 공단이 해산된 대는 잔여재산의 처분방법은 위원회의 의결을 거쳐 건설교통부장관의 승인을 얻어 처분</text:span></text:p>
      <text:p text:style-name="바탕글"><text:span>     한다</text:span></text:p>
      <text:p text:style-name="바탕글"/>
      <text:p text:style-name="바탕글"><text:span>49. 이사회의 회의에 대한 설명중 틀린 것은 (다)</text:span></text:p>
      <text:p text:style-name="바탕글"><text:span>  가. 공단 이사회의 회의는 정기회와 임시회로 구분한다       나. 정기회는 매년 2월과 10월에 개최한다</text:span></text:p>
      <text:p text:style-name="바탕글"><text:span>  다. 우리 공단 이사회의 구성은 이사장, 부이사장, 감사, 운영이사, 기획이사, 건설본부장으로 구성된다</text:span></text:p>
      <text:p text:style-name="바탕글"><text:span>  라. 임시회는 이사장이 필요하다고 인정할 때 또는 이사 2인(부이사장 포함)이상의 요구가 있을 때에 이사장</text:span></text:p>
      <text:p text:style-name="바탕글"><text:span>     이 소집한다</text:span></text:p>
      <text:p text:style-name="바탕글"/>
      <text:p text:style-name="바탕글"><text:span>50. 다음은 우리공단의 이사회에 대한 설명이다 틀린 것은 (라) </text:span></text:p>
      <text:p text:style-name="바탕글"><text:span>  가. 이사회는 제적이사 과반수의 출석과 출석이사 과반수의 찬성으로 의결한다</text:span></text:p>
      <text:p text:style-name="바탕글"><text:span>  나. 감사는 이사회에 출석하여 의견을 진술할수 있다, 다만 표결권은 없다</text:span></text:p>
      <text:p text:style-name="바탕글"><text:span>  다. 법령 또는 규정에 의하여 위원회의 의결 또는 건설교통부장관의 승인을 받아야 할 사항은 이사회의 의</text:span></text:p>
      <text:p text:style-name="바탕글"><text:span>     결을 거쳐야 한다</text:span></text:p>
      <text:p text:style-name="바탕글"><text:span>  라. 이사장은 이사회 부의사항 중에서 토의를 요하지 않는 안건이나 경미한 사항, 긴급을 요하는 안건등은 </text:span></text:p>
      <text:p text:style-name="바탕글"><text:span>     이사회의 의결없이 시행할 수 있다</text:span></text:p>
      <text:p text:style-name="바탕글"/>
      <text:p text:style-name="바탕글"><text:span>51. 다음의 우리공단이사회 부의사항 중에서 운영위원회의 심의, 의결을 거쳐야 하는 것은(라)</text:span></text:p>
      <text:p text:style-name="바탕글"><text:span>  가. 사무소의 설치에 관한 사항                       나. 소송에 관한 사항</text:span></text:p>
      <text:p text:style-name="바탕글"><text:span>  다. 자금의 차입에 관한 사항(외국차관 포함)          </text:span><text:span>라. 부산교통채권에 관한 사항</text:span></text:p>
      <text:p text:style-name="바탕글"/>
      <text:p text:style-name="바탕글"><text:span>52. 다음의 우리공단 이사회 부의사항 중에서 운영위원회의 심의, 의결을 거쳐야 하는 것은 (라)</text:span></text:p>
      <text:p text:style-name="바탕글"><text:span>  가. 대장가격 1억이하의 기본재산, 중요재산의 취득 및 처분에 관한 사항</text:span></text:p>
      <text:p text:style-name="바탕글"><text:span>  나. 도시철도의 운임에 관한 사항</text:span></text:p>
      <text:p text:style-name="바탕글"><text:span>  다. 기구 및 정원에 관한 사항                        라. 잉여금의 처분에 관한 사항</text:span></text:p>
      <text:p text:style-name="바탕글"/>
      <text:p text:style-name="바탕글"><text:span>53. 부산교통공단은 건설교통부장관으로부터 정관을 인가 받은후 그주된 사무소의 소재지에서 설립등기를 하</text:span></text:p>
      <text:p text:style-name="바탕글"><text:span>   여야 하는데 다음중 등기사항이 아닌 것은 (라)</text:span></text:p>
      <text:p text:style-name="바탕글"><text:span>  가. 임원의 성명 및 주소                             나. 목적, 명칭, 주된사무소의 소재지</text:span></text:p>
      <text:p text:style-name="바탕글"><text:span>  다. 공고의 방법, 지사 또는 사무소의 소재지          </text:span><text:span>라. 운영위원회의 설치 및 구성 운영에  관한 사항</text:span></text:p>
      <text:p text:style-name="바탕글"/>
      <text:p text:style-name="바탕글"><text:span>54. 다음은 우리공단의 각종 등기에 대한 설명이다 틀린 것은 (가)</text:span></text:p>
      <text:p text:style-name="바탕글"><text:span>  가. 이사장이 대리인을 해임한때에는 3주일이내에 대리인을 둔 주된사무수, 지사 또는 사무소의 소재지에서  </text:span></text:p>
      <text:p text:style-name="바탕글"><text:span>     그 해임한뜻을 등기하여야한다</text:span></text:p>
      <text:p text:style-name="바탕글"><text:span>  나. 공단의 설립등기 사항중 변경이 있는때에는 지사 또는 사무소의 소재지에 있어서는 3주일내에 변경된 </text:span></text:p>
      <text:p text:style-name="바탕글"><text:span>     사항을 등기하여야 한다</text:span></text:p>
      <text:p text:style-name="바탕글"><text:span>  다. 이사장이  대리인을 선임한때에는 2주일이내에 대리인을둔 주된사무소 , 지사 또는 사무소의 소재지에서 </text:span></text:p>
      <text:p text:style-name="바탕글"><text:span>     등기하여야한다</text:span></text:p>
      <text:p text:style-name="바탕글"><text:span>  라. 대리인 선임등기에 있어서는 부산교통공단법 제 10조의 규정에의한 대리인임을 증명하는 서류와 당해  </text:span></text:p>
      <text:p text:style-name="바탕글"><text:span>     대리인이 그권한이 제한된 경우에는 그제한을 증명하는 서류를 첨부하여야 한다</text:span></text:p>
      <text:p text:style-name="바탕글"/>
      <text:p text:style-name="바탕글"><text:span>55. 다음은 우리공단의 각종 등기신청에 대한 첨부서류를 열거하였다 잘못된 것은(라) </text:span></text:p>
      <text:p text:style-name="바탕글"><text:span>  가. 공단의 설립등기 - 정관 및 임원의 자격을 증명하는 서류</text:span></text:p>
      <text:p text:style-name="바탕글"><text:span>  나. 주된 사무소의 이전등기 - 이전을 증명하는 서류</text:span></text:p>
      <text:p text:style-name="바탕글"><text:span>  다. 설립등기 사항의 변경등기 - 변경을 증명하는 서류</text:span></text:p>
      <text:p text:style-name="바탕글"><text:span>  라. 대리인 선임등기 - 대리인의 경력사항 및 자격조건에 관한 서류</text:span></text:p>
      <text:p text:style-name="바탕글"/>
      <text:p text:style-name="바탕글"><text:span>56. 부산교통공단은 건설교통부장관으로부터 정관을 인가받은 후 그 주된 사무소의 소재지에서 설립등기를 하</text:span></text:p>
      <text:p text:style-name="바탕글"><text:span>   여야 하는데 다음중 등기사항이 아닌 것은 (다)</text:span></text:p>
      <text:p text:style-name="바탕글"><text:span>  가. 목적, 명칭    나. 공고의 방법    다. 임원의 직급    라. 주된 사무소, 지사 또는 사무소 소재지</text:span></text:p>
      <text:p text:style-name="바탕글"/>
      <text:p text:style-name="바탕글"><text:span>57. 공단이 지사 또는 사무소를 설치한 때에는 주된 사무소의 소재지에서 몇일이내에 지사 또는 사무소를 설</text:span></text:p>
      <text:p text:style-name="바탕글"><text:span>   치한 것을  등기하나(다)</text:span></text:p>
      <text:p text:style-name="바탕글"><text:span>  가. 1주일           나. 2주일          다. 3주일          라. 4주일</text:span></text:p>
      <text:p text:style-name="바탕글"/>
      <text:p text:style-name="바탕글"><text:span>58. 공단이 지사 또는 사무소를 설치한 때에는 그 지사 사무소의 소재지에 몇일내에 그 지사 또는 사무소를 </text:span></text:p>
      <text:p text:style-name="바탕글"><text:span>   설치한 것을 등기하나(다)</text:span></text:p>
      <text:p text:style-name="바탕글"><text:span>  가. 1주일           나. 2주일          다. 3주일          라. 4주일</text:span></text:p>
      <text:p text:style-name="바탕글"/>
      <text:p text:style-name="바탕글"><text:span>59. 공단이 지사 또는 사무소를 설치한 때는 다른 지사 또는 사무소 소재지에 몇일이내에 그 지사 또는 사무</text:span></text:p>
      <text:p text:style-name="바탕글"><text:span>   소를 설치한 것을 등기하나(다)</text:span></text:p>
      <text:p text:style-name="바탕글"><text:span>  가. 1주일           나. 2주일          다. 3주일          라. 4주일</text:span></text:p>
      <text:p text:style-name="바탕글"/>
      <text:p text:style-name="바탕글"><text:span>60. 다음은 우리공단의 등기에 대한 설명이다 잘못된 것은(나)</text:span></text:p>
      <text:p text:style-name="바탕글"><text:span>  가. 주된 사무소, 지사 또는 사무소의 소재지를 관할하는 등기소의 관할구역 내에 새로 지사 또는 사무소를 </text:span></text:p>
      <text:p text:style-name="바탕글"><text:span>     설치한 때에는 3주일 내에 그 지사 사무소를 설치한 것을 등기하여야 한다</text:span></text:p>
      <text:p text:style-name="바탕글"><text:span>  나. 주된사무소를 다를 다른 등기소의 관할구역으로 이전한 때에는 구소재지에 있어서는 3주일 이내에 이전</text:span></text:p>
      <text:p text:style-name="바탕글"><text:span>     한 것을 등기하고 신소재지에 있어서는 2주일 이내에 설립등기와 동일한 사항의 등기를 하여야한다</text:span></text:p>
      <text:p text:style-name="바탕글"><text:span>  다. 지사 또는 사무소를 다른 등기소의 관할구역으로 이전한 때에는 구소재지에 있어서는 3주일 이내에 이</text:span></text:p>
      <text:p text:style-name="바탕글"><text:span>     전한 것을 등기하고, 신소재지에 있어서는 3주일 이내에 설립등기와 동일한 사항의 등기를 하여야 하며, </text:span></text:p>
      <text:p text:style-name="바탕글"><text:span>     다른 지사 또는 사무소의 소재지에서는 같은 기간내에 이전한 것을 등기하여야한다</text:span></text:p>
      <text:p text:style-name="바탕글"><text:span>  라. 동일한 등기소의 관할구역 안에서 주된 사무소, 지사 또는 사무소를 이전한 때에는 3주일 내에 그 이전</text:span></text:p>
      <text:p text:style-name="바탕글"><text:span>     한 것을 등기하여야 한다</text:span></text:p>
      <text:p text:style-name="바탕글"/>
      <text:p text:style-name="바탕글"><text:span>61. 공단은 설립등기 사항중 변경이 있는 때에는 변경등기를 하여야 한다, 다음중 등기기간이 바르게 짝지워진</text:span></text:p>
      <text:p text:style-name="바탕글"><text:span>   것은(나)</text:span></text:p>
      <text:p text:style-name="바탕글"><text:span>  가. 주된사무소의 소재지-2주일이내,  지사 또는 사무소의 소재지-2주일이내</text:span></text:p>
      <text:p text:style-name="바탕글"><text:span>  나. 주된사무소의 소재지-2주일이내,  지사 또는 사무소의 소재지-3주일이내</text:span></text:p>
      <text:p text:style-name="바탕글"><text:span>  다. 주된사무소의 소재지-3주일이내,  지사 또는 사무소의 소재지-2주일이내</text:span></text:p>
      <text:p text:style-name="바탕글"><text:span>  라. 주된사무소의 소재지-3주일이내,  지사 또는 사무소의 소재지-2주일이내</text:span></text:p>
      <text:p text:style-name="바탕글"/>
      <text:p text:style-name="바탕글"><text:span>62. 이사장이 대리인을 선임한 때는 2주일이내에 대리인을 둔 주된 사무소, 지사 또는 사무소이 소재지에서 다</text:span></text:p>
      <text:p text:style-name="바탕글"><text:span>   음 각호 사항을 등기하여야한다 아닌 것은(라)</text:span></text:p>
      <text:p text:style-name="바탕글"><text:span>  가. 대리인의 성명 및 주소               나. 대리인을 둔 주된사무소, 지사 또는 사무소의 명칭 및 소재지</text:span></text:p>
      <text:p text:style-name="바탕글"><text:span>  다. 대리인의 권한을 제한할 경우에는 그 제한의 내용   라. 대리인의 전경력 및 담당업무</text:span></text:p>
      <text:p text:style-name="바탕글"/>
      <text:p text:style-name="바탕글"><text:span>63. 등기사항으로서 건설교통부장관의 인가 또는 승인을 얻어야 할 사항이 있는 때는 동기의 기간 기산일은</text:span><text:span>(가)</text:span></text:p>
      <text:p text:style-name="바탕글"><text:span>  가. 인가 또는 승인에 관한 서류가 도달된 날로부터   </text:span></text:p>
      <text:p text:style-name="바탕글"><text:span>  나. 인가 또는 승인에 관한 서류가 건설교통부에서 보낸 날로 부터</text:span></text:p>
      <text:p text:style-name="바탕글"><text:span>  다. 인가 또는 승인에 관한 서류가 관보에 게재된 날로부터</text:span></text:p>
      <text:p text:style-name="바탕글"><text:span>  라. 인가 또는 승인이 난 날로부터</text:span></text:p>
      <text:p text:style-name="바탕글"/>
      <text:p text:style-name="바탕글"><text:span>64. 우리공단이 자금의 차입승인 또는 물자의 도입승인을 얻고자 할 때에는 그 신청서에 아래사항을 기재한 </text:span></text:p>
      <text:p text:style-name="바탕글"><text:span>   서류를 첨부여 건설교통부장관에게 제출하여 승인을 얻어야한다, 기재사항이 아닌 것은(가) </text:span></text:p>
      <text:p text:style-name="바탕글"><text:span>  가. 차입금 및 도입물자의 분기별 사용계획              나. 차입금 또는 도입물자의 상환방법 및 상환기한</text:span></text:p>
      <text:p text:style-name="바탕글"><text:span>  다. 차입금액 또는 도입물자의 종류, 수량 및 그 가격    </text:span><text:span>라. 차입선 또는 도입선</text:span></text:p>
      <text:p text:style-name="바탕글"/>
      <text:p text:style-name="바탕글"><text:span>65. 우리공단이 자금의 차입 또는 물자의 도입승인을 얻고자 할 때에는 그 신청서에 아래사항을 기재한 서류</text:span></text:p>
      <text:p text:style-name="바탕글"><text:span>   를 첨부하여 건설교통부장관에게 제출하여 승인을 얻어야 한다, 그기재사항이 아닌 것은(라)</text:span></text:p>
      <text:p text:style-name="바탕글"><text:span>  가. 차입 또는 도입의 사유                                         나. 차입 또는 도입의 조건</text:span></text:p>
      <text:p text:style-name="바탕글"><text:span>  다. 자금의 차입 또는 물자의 도입과 그 상환에 관하여 필요한 사항   라. 차입금 또는 도입물자의 사용계획</text:span></text:p>
      <text:p text:style-name="바탕글"/>
      <text:p text:style-name="바탕글"><text:span>66. 다음은 우리공단의 매사업 연도의 결산상 발생한 잉여금 처분에 관한 사항이다 틀린 것은(라)</text:span></text:p>
      <text:p text:style-name="바탕글"><text:span>  가. 잉여금의 처분순서는 이월결손금의 보정, 시설준비금의 적립, 권리 또는 의무를 인계한 정부 및 지방자</text:span></text:p>
      <text:p text:style-name="바탕글"><text:span>     치단체의 국고 또는 지방금고에의 납입순이다</text:span></text:p>
      <text:p text:style-name="바탕글"><text:span>  나. 시설준비금의 적립은 잉여금 총액의 100분의 90범위안에서 위원회의 의결로 이를 정한다</text:span></text:p>
      <text:p text:style-name="바탕글"><text:span>  다. 잉여금중 국고 또는 지방금고에 납입할 금액은 정부 및 지방자치단체로부터 승계한 대중교통시설의 대</text:span></text:p>
      <text:p text:style-name="바탕글"><text:span>     장가격과 출연금의 비율을 감안하여 정한다</text:span></text:p>
      <text:p text:style-name="바탕글"><text:span>  라. 잉여금중 국고 또는 지방금고에 납입한 금액은 위원회의 의결을 거쳐 건설교통부장관의 승인을 얻어 이</text:span></text:p>
      <text:p text:style-name="바탕글"><text:span>     를 정한다</text:span></text:p>
      <text:p text:style-name="바탕글"/>
      <text:p text:style-name="바탕글"><text:span>67. 우리공단이 건설교통부장관 및 부산교통권역내의 지방자치단체의장에게 출연금 교부신청시 필요한 첨부서</text:span></text:p>
      <text:p text:style-name="바탕글"><text:span>   류가 아니 것은(라)</text:span></text:p>
      <text:p text:style-name="바탕글"><text:span>  가. 익년도 사업계획과 예산안                 나. 익년도 추정손익계산서 </text:span></text:p>
      <text:p text:style-name="바탕글"><text:span>  다. 익년도의 추정대차대조표                  라. 익년도 자금조달계획서</text:span></text:p>
      <text:p text:style-name="바탕글"/>
      <text:p text:style-name="바탕글"><text:span>68. 다음은 우리공단에 대한 츌연금의 교부에 관한 사항이다, 틀린 것은 (다)</text:span></text:p>
      <text:p text:style-name="바탕글"><text:span>  가. 정부 및 지방자치단체가 공단에 출연금을 교부하고자 할 대는 건설교통부장관 또는 지방자치단체의 장</text:span></text:p>
      <text:p text:style-name="바탕글"><text:span>     이 이를 예산에 계상하여 교부하여야 한다</text:span></text:p>
      <text:p text:style-name="바탕글"><text:span>  나. 건설교통부장관 및 지방자치단체의 장은 출연금 예산이 확정된 때에는 이를 공단에 통지하여야 한다</text:span></text:p>
      <text:p text:style-name="바탕글"><text:span>  다. 공단이 출연금의 교부를 받고자 할 때는 교부신청서에 당해연도 분기별 사업계획서 및 분기별 예산집행</text:span></text:p>
      <text:p text:style-name="바탕글"><text:span>     계획서를 첨부하여 건설교통부장관 및 부산교통권역 내의 지방자치단체장에게 제출하여야 한다 </text:span></text:p>
      <text:p text:style-name="바탕글"><text:span>  라. 출연금교부신청서를 받은 건설교통부장관 및 지방자치단체장은 당해 분기별 사업계획 및 예산집행계획</text:span></text:p>
      <text:p text:style-name="바탕글"><text:span>     이 타당하다고 인정될 때는 동계획에 따라 출연금을 교부하여야 한다</text:span></text:p>
      <text:p text:style-name="바탕글"><text:span>     </text:span></text:p>
      <text:p text:style-name="바탕글"><text:span>69. 다음은 부산교통채권의 발행내용이다 틀린 것은(라)</text:span></text:p>
      <text:p text:style-name="바탕글"><text:span>  가. 부산교통채권은 무기명식 증권으로 한다</text:span></text:p>
      <text:p text:style-name="바탕글"><text:span>  나. 부산교통채권의 이율은 위원회의 심의, 의결을 거쳐 건설교통부장관의 승인을 받아야 한다, 다만 도시철</text:span></text:p>
      <text:p text:style-name="바탕글"><text:span>     도채권에 갈음하여 매입하는 부산교통채권의 이율은 연 10%를 초과할수 없다</text:span></text:p>
      <text:p text:style-name="바탕글"><text:span>  다. 건설교통부장관은 부산교통채권의 이율에 대하여 승인하고자 할 때에는 미리 재정경제원장관과 협의하</text:span></text:p>
      <text:p text:style-name="바탕글"><text:span>     여야 한다</text:span></text:p>
      <text:p text:style-name="바탕글"><text:span>  라. 부산교통채권의 상환기간은 5년 이내로 한다</text:span></text:p>
      <text:p text:style-name="바탕글"/>
      <text:p text:style-name="바탕글"><text:span>70.  부산교통채권에는 다음 사항들을 기재하고 발행자가 날인하여야 한다, 다른 것은(다)</text:span></text:p>
      <text:p text:style-name="바탕글"><text:span>  가. 채권의 명칭, 번호, 액면금액, 이율           나. 원금상환방법 및 시기</text:span></text:p>
      <text:p text:style-name="바탕글"><text:span>  다. 채권 매입자의 성명                         라.  이자지급의 방법 및 시기</text:span></text:p>
      <text:p text:style-name="바탕글"/>
      <text:p text:style-name="바탕글"><text:span>71. 부산교통채권의 사무취급기관은 부산교통채권의 원부를 비치하고, 아래 내용을 기재하여야 한다, 틀린 것</text:span></text:p>
      <text:p text:style-name="바탕글"><text:span>   은</text:span></text:p>
      <text:p text:style-name="바탕글"><text:span>  가. 채권의 발행일 및 상환일                    나. 매입자의 성명 및 채권의 이율</text:span></text:p>
      <text:p text:style-name="바탕글"><text:span>  다. 채권에 대한 지급보증                       라. 채권의 번호 및 권종별  액면금액</text:span></text:p>
      <text:p text:style-name="바탕글"/>
      <text:p text:style-name="바탕글"><text:span>72. 채권의 발행시 건설교통부장관의 승인을 얻기 위하여 첨부할 서류에 기재할 사항이 아닌 것은</text:span></text:p>
      <text:p text:style-name="바탕글"><text:span>  가. 발행할 금액       나. 발행방법       다. 발행일자       라. 발행조건</text:span></text:p>
      <text:p text:style-name="바탕글"/>
      <text:p text:style-name="바탕글"><text:span>73. 부산교통채권을 발행하고자 할 때는 아래 사항을 공고하여야 한다 아닌것은</text:span></text:p>
      <text:p text:style-name="바탕글"><text:span>  가. 매출기간 및 발행할 금액          나. 채권의 명칭 및 이율, 채권의 액면금액</text:span></text:p>
      <text:p text:style-name="바탕글"><text:span>  다. 원금상환의 방법 및 이자지급의 방법 및 시기     라. 발행조건</text:span></text:p>
      <text:p text:style-name="바탕글"><text:span>.</text:span></text:p>
      <text:p text:style-name="바탕글"/>
      <text:p text:style-name="바탕글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460"><text:span text:style-name="p460-1-1">공단법, 공단법시행령, 정관 정답</text:span></text:p>
          </table:table-cell>
        </table:table-row>
        <table:table-row>
          <table:table-cell table:style-name="Table-1-2-1" table:number-columns-spanned="1" table:number-rows-spanned="1">
            <text:p text:style-name="Paragraph-461"><text:span>NO</text:span></text:p>
          </table:table-cell>
          <table:table-cell table:style-name="Table-1-2-2" table:number-columns-spanned="1" table:number-rows-spanned="1">
            <text:p text:style-name="Paragraph-462"><text:span>정답(해설)</text:span></text:p>
          </table:table-cell>
        </table:table-row>
        <table:table-row>
          <table:table-cell table:style-name="Table-1-3-1" table:number-columns-spanned="1" table:number-rows-spanned="1">
            <text:p text:style-name="Paragraph-463"><text:span>1</text:span></text:p>
          </table:table-cell>
          <table:table-cell table:style-name="Table-1-3-2" table:number-columns-spanned="1" table:number-rows-spanned="1">
            <text:p text:style-name="Paragraph-464"><text:span> 나 * 같은</text:span><text:span>→</text:span><text:span>다른</text:span></text:p>
          </table:table-cell>
        </table:table-row>
        <table:table-row>
          <table:table-cell table:style-name="Table-1-4-1" table:number-columns-spanned="1" table:number-rows-spanned="1">
            <text:p text:style-name="Paragraph-465"><text:span>2</text:span></text:p>
          </table:table-cell>
          <table:table-cell table:style-name="Table-1-4-2" table:number-columns-spanned="1" table:number-rows-spanned="1">
            <text:p text:style-name="Paragraph-466"><text:span> 라 * 부사광역시내의 지역으로서</text:span><text:span>→</text:span><text:span>부산광역시 및 부산광역시와 동일한 교통생활권에 있는 지역으로서</text:span></text:p>
          </table:table-cell>
        </table:table-row>
        <table:table-row>
          <table:table-cell table:style-name="Table-1-5-1" table:number-columns-spanned="1" table:number-rows-spanned="1">
            <text:p text:style-name="Paragraph-467"><text:span>3</text:span></text:p>
          </table:table-cell>
          <table:table-cell table:style-name="Table-1-5-2" table:number-columns-spanned="1" table:number-rows-spanned="1">
            <text:p text:style-name="Paragraph-468"><text:span> 다 * 등기이전에 제3자에게 대항할수있다</text:span><text:span>→</text:span><text:span>등기이전에는 대항할 수 없다</text:span></text:p>
          </table:table-cell>
        </table:table-row>
        <table:table-row>
          <table:table-cell table:style-name="Table-1-6-1" table:number-columns-spanned="1" table:number-rows-spanned="1">
            <text:p text:style-name="Paragraph-469"><text:span>4</text:span></text:p>
          </table:table-cell>
          <table:table-cell table:style-name="Table-1-6-2" table:number-columns-spanned="1" table:number-rows-spanned="1">
            <text:p text:style-name="Paragraph-470"><text:span> 나 * 건설교통부령</text:span><text:span>→</text:span><text:span>대통령령</text:span></text:p>
          </table:table-cell>
        </table:table-row>
        <table:table-row>
          <table:table-cell table:style-name="Table-1-7-1" table:number-columns-spanned="1" table:number-rows-spanned="1">
            <text:p text:style-name="Paragraph-471"><text:span>5</text:span></text:p>
          </table:table-cell>
          <table:table-cell table:style-name="Table-1-7-2" table:number-columns-spanned="1" table:number-rows-spanned="1">
            <text:p text:style-name="Paragraph-472"><text:span> 나 * 계약사무처리규정에서 정하는 사항</text:span></text:p>
          </table:table-cell>
        </table:table-row>
        <table:table-row>
          <table:table-cell table:style-name="Table-1-8-1" table:number-columns-spanned="1" table:number-rows-spanned="1">
            <text:p text:style-name="Paragraph-473"><text:span>6</text:span></text:p>
          </table:table-cell>
          <table:table-cell table:style-name="Table-1-8-2" table:number-columns-spanned="1" table:number-rows-spanned="1">
            <text:p text:style-name="Paragraph-474"><text:span> 라 * 부산교통공단법에서 정하는 사항</text:span></text:p>
          </table:table-cell>
        </table:table-row>
        <table:table-row>
          <table:table-cell table:style-name="Table-1-9-1" table:number-columns-spanned="1" table:number-rows-spanned="1">
            <text:p text:style-name="Paragraph-475"><text:span>7</text:span></text:p>
          </table:table-cell>
          <table:table-cell table:style-name="Table-1-9-2" table:number-columns-spanned="1" table:number-rows-spanned="1">
            <text:p text:style-name="Paragraph-476"><text:span> 라 * 교육훈련구정에서 정하는 사항임</text:span></text:p>
          </table:table-cell>
        </table:table-row>
        <table:table-row>
          <table:table-cell table:style-name="Table-1-10-1" table:number-columns-spanned="1" table:number-rows-spanned="1">
            <text:p text:style-name="Paragraph-477"><text:span>8</text:span></text:p>
          </table:table-cell>
          <table:table-cell table:style-name="Table-1-10-2" table:number-columns-spanned="1" table:number-rows-spanned="1">
            <text:p text:style-name="Paragraph-478"><text:span> 라 * 관리하는 사업</text:span><text:span>→</text:span><text:span>위탁한 사업</text:span></text:p>
          </table:table-cell>
        </table:table-row>
        <table:table-row>
          <table:table-cell table:style-name="Table-1-11-1" table:number-columns-spanned="1" table:number-rows-spanned="1">
            <text:p text:style-name="Paragraph-479"><text:span>9</text:span></text:p>
          </table:table-cell>
          <table:table-cell table:style-name="Table-1-11-2" table:number-columns-spanned="1" table:number-rows-spanned="1">
            <text:p text:style-name="Paragraph-480"><text:span> 다 * 관리하는 사업</text:span><text:span>→</text:span><text:span>위탁한 사업</text:span></text:p>
          </table:table-cell>
        </table:table-row>
        <table:table-row>
          <table:table-cell table:style-name="Table-1-12-1" table:number-columns-spanned="1" table:number-rows-spanned="1">
            <text:p text:style-name="Paragraph-481"><text:span>10</text:span></text:p>
          </table:table-cell>
          <table:table-cell table:style-name="Table-1-12-2" table:number-columns-spanned="1" table:number-rows-spanned="1">
            <text:p text:style-name="Paragraph-482"><text:span> 가 * 정부시행사업</text:span></text:p>
          </table:table-cell>
        </table:table-row>
        <table:table-row>
          <table:table-cell table:style-name="Table-1-13-1" table:number-columns-spanned="1" table:number-rows-spanned="1">
            <text:p text:style-name="Paragraph-483"><text:span>11</text:span></text:p>
          </table:table-cell>
          <table:table-cell table:style-name="Table-1-13-2" table:number-columns-spanned="1" table:number-rows-spanned="1">
            <text:p text:style-name="Paragraph-484"><text:span> 다 * 감사의 임기는 2년</text:span></text:p>
          </table:table-cell>
        </table:table-row>
        <table:table-row>
          <table:table-cell table:style-name="Table-1-14-1" table:number-columns-spanned="1" table:number-rows-spanned="1">
            <text:p text:style-name="Paragraph-485"><text:span>12</text:span></text:p>
          </table:table-cell>
          <table:table-cell table:style-name="Table-1-14-2" table:number-columns-spanned="1" table:number-rows-spanned="1">
            <text:p text:style-name="Paragraph-486"><text:span> 가 * 5인 이내의 이사</text:span><text:span>→7</text:span><text:span>인 이내의 이사</text:span></text:p>
          </table:table-cell>
        </table:table-row>
        <table:table-row>
          <table:table-cell table:style-name="Table-1-15-1" table:number-columns-spanned="1" table:number-rows-spanned="1">
            <text:p text:style-name="Paragraph-487"><text:span>13</text:span></text:p>
          </table:table-cell>
          <table:table-cell table:style-name="Table-1-15-2" table:number-columns-spanned="1" table:number-rows-spanned="1">
            <text:p text:style-name="Paragraph-488"><text:span> 라 * 감사는 임원이나 이사는 아님</text:span></text:p>
          </table:table-cell>
        </table:table-row>
        <table:table-row>
          <table:table-cell table:style-name="Table-1-16-1" table:number-columns-spanned="1" table:number-rows-spanned="1">
            <text:p text:style-name="Paragraph-489"><text:span>14</text:span></text:p>
          </table:table-cell>
          <table:table-cell table:style-name="Table-1-16-2" table:number-columns-spanned="1" table:number-rows-spanned="1">
            <text:p text:style-name="Paragraph-490"><text:span> 가 * 운영이사가 직무를 대행</text:span><text:span>→</text:span><text:span>기획이사, 운영이사, 건설본부장의 순서로 함</text:span></text:p>
          </table:table-cell>
        </table:table-row>
        <table:table-row>
          <table:table-cell table:style-name="Table-1-17-1" table:number-columns-spanned="1" table:number-rows-spanned="1">
            <text:p text:style-name="Paragraph-491"><text:span>15</text:span></text:p>
          </table:table-cell>
          <table:table-cell table:style-name="Table-1-17-2" table:number-columns-spanned="1" table:number-rows-spanned="1">
            <text:p text:style-name="Paragraph-492"><text:span> 다 * 3년</text:span><text:span>→2</text:span><text:span>년</text:span></text:p>
          </table:table-cell>
        </table:table-row>
        <table:table-row>
          <table:table-cell table:style-name="Table-1-18-1" table:number-columns-spanned="1" table:number-rows-spanned="1">
            <text:p text:style-name="Paragraph-493"><text:span>16</text:span></text:p>
          </table:table-cell>
          <table:table-cell table:style-name="Table-1-18-2" table:number-columns-spanned="1" table:number-rows-spanned="1">
            <text:p text:style-name="Paragraph-494"><text:span> 라 * 건설교통부령</text:span><text:span>→</text:span><text:span>대통령령</text:span></text:p>
          </table:table-cell>
        </table:table-row>
        <table:table-row>
          <table:table-cell table:style-name="Table-1-19-1" table:number-columns-spanned="1" table:number-rows-spanned="1">
            <text:p text:style-name="Paragraph-495"><text:span>17</text:span></text:p>
          </table:table-cell>
          <table:table-cell table:style-name="Table-1-19-2" table:number-columns-spanned="1" table:number-rows-spanned="1">
            <text:p text:style-name="Paragraph-496"><text:span> 나 * 할 수 있다</text:span><text:span>→</text:span><text:span>할 수 없다</text:span></text:p>
          </table:table-cell>
        </table:table-row>
        <table:table-row>
          <table:table-cell table:style-name="Table-1-20-1" table:number-columns-spanned="1" table:number-rows-spanned="1">
            <text:p text:style-name="Paragraph-497"><text:span>18</text:span></text:p>
          </table:table-cell>
          <table:table-cell table:style-name="Table-1-20-2" table:number-columns-spanned="1" table:number-rows-spanned="1">
            <text:p text:style-name="Paragraph-498"><text:span> 나 * 건설교통부령</text:span><text:span>→</text:span><text:span>대통령령</text:span></text:p>
          </table:table-cell>
        </table:table-row>
        <table:table-row>
          <table:table-cell table:style-name="Table-1-21-1" table:number-columns-spanned="1" table:number-rows-spanned="1">
            <text:p text:style-name="Paragraph-499"><text:span>19</text:span></text:p>
          </table:table-cell>
          <table:table-cell table:style-name="Table-1-21-2" table:number-columns-spanned="1" table:number-rows-spanned="1">
            <text:p text:style-name="Paragraph-500"><text:span> 라 * 지하철 공채발행</text:span><text:span>→</text:span><text:span>부산교통채권</text:span></text:p>
          </table:table-cell>
        </table:table-row>
        <table:table-row>
          <table:table-cell table:style-name="Table-1-22-1" table:number-columns-spanned="1" table:number-rows-spanned="1">
            <text:p text:style-name="Paragraph-501"><text:span>20</text:span></text:p>
          </table:table-cell>
          <table:table-cell table:style-name="Table-1-22-2" table:number-columns-spanned="1" table:number-rows-spanned="1">
            <text:p text:style-name="Paragraph-502"><text:span> 나 * 지하철 공채발행</text:span><text:span>→</text:span><text:span>부산교통채권</text:span></text:p>
          </table:table-cell>
        </table:table-row>
        <table:table-row>
          <table:table-cell table:style-name="Table-1-23-1" table:number-columns-spanned="1" table:number-rows-spanned="1">
            <text:p text:style-name="Paragraph-503"><text:span>21</text:span></text:p>
          </table:table-cell>
          <table:table-cell table:style-name="Table-1-23-2" table:number-columns-spanned="1" table:number-rows-spanned="1">
            <text:p text:style-name="Paragraph-504"><text:span> 라 * 아파트건설 및 분양은 자금조달방법이 아님</text:span></text:p>
          </table:table-cell>
        </table:table-row>
        <table:table-row>
          <table:table-cell table:style-name="Table-1-24-1" table:number-columns-spanned="1" table:number-rows-spanned="1">
            <text:p text:style-name="Paragraph-505"><text:span>22</text:span></text:p>
          </table:table-cell>
          <table:table-cell table:style-name="Table-1-24-2" table:number-columns-spanned="1" table:number-rows-spanned="1">
            <text:p text:style-name="Paragraph-506"><text:span> 라 </text:span></text:p>
          </table:table-cell>
        </table:table-row>
        <table:table-row>
          <table:table-cell table:style-name="Table-1-25-1" table:number-columns-spanned="1" table:number-rows-spanned="1">
            <text:p text:style-name="Paragraph-507"><text:span>23</text:span></text:p>
          </table:table-cell>
          <table:table-cell table:style-name="Table-1-25-2" table:number-columns-spanned="1" table:number-rows-spanned="1">
            <text:p text:style-name="Paragraph-508"><text:span> 나</text:span></text:p>
          </table:table-cell>
        </table:table-row>
        <table:table-row>
          <table:table-cell table:style-name="Table-1-26-1" table:number-columns-spanned="1" table:number-rows-spanned="1">
            <text:p text:style-name="Paragraph-509"><text:span>24</text:span></text:p>
          </table:table-cell>
          <table:table-cell table:style-name="Table-1-26-2" table:number-columns-spanned="1" table:number-rows-spanned="1">
            <text:p text:style-name="Paragraph-510"><text:span> 나 * 정부의 기부금</text:span><text:span>→</text:span><text:span>정부 및 지방자치단체 또는 그 외의 자의 출연금</text:span></text:p>
          </table:table-cell>
        </table:table-row>
        <table:table-row>
          <table:table-cell table:style-name="Table-1-27-1" table:number-columns-spanned="1" table:number-rows-spanned="1">
            <text:p text:style-name="Paragraph-511"><text:span>25</text:span></text:p>
          </table:table-cell>
          <table:table-cell table:style-name="Table-1-27-2" table:number-columns-spanned="1" table:number-rows-spanned="1">
            <text:p text:style-name="Paragraph-512"><text:span> 라 * 이사회부의사항</text:span></text:p>
          </table:table-cell>
        </table:table-row>
        <table:table-row>
          <table:table-cell table:style-name="Table-1-28-1" table:number-columns-spanned="1" table:number-rows-spanned="1">
            <text:p text:style-name="Paragraph-513"><text:span>26</text:span></text:p>
          </table:table-cell>
          <table:table-cell table:style-name="Table-1-28-2" table:number-columns-spanned="1" table:number-rows-spanned="1">
            <text:p text:style-name="Paragraph-514"><text:span> 나 * 이사회부의사항</text:span></text:p>
          </table:table-cell>
        </table:table-row>
        <table:table-row>
          <table:table-cell table:style-name="Table-1-29-1" table:number-columns-spanned="1" table:number-rows-spanned="1">
            <text:p text:style-name="Paragraph-515"><text:span>27</text:span></text:p>
          </table:table-cell>
          <table:table-cell table:style-name="Table-1-29-2" table:number-columns-spanned="1" table:number-rows-spanned="1">
            <text:p text:style-name="Paragraph-516"><text:span> 라 * 이사회부의사항</text:span></text:p>
          </table:table-cell>
        </table:table-row>
        <table:table-row>
          <table:table-cell table:style-name="Table-1-30-1" table:number-columns-spanned="1" table:number-rows-spanned="1">
            <text:p text:style-name="Paragraph-517"><text:span>28</text:span></text:p>
          </table:table-cell>
          <table:table-cell table:style-name="Table-1-30-2" table:number-columns-spanned="1" table:number-rows-spanned="1">
            <text:p text:style-name="Paragraph-518"><text:span> 나 * 이사회 의결후 건설교통부장관의 승인사항</text:span></text:p>
          </table:table-cell>
        </table:table-row>
        <table:table-row>
          <table:table-cell table:style-name="Table-1-31-1" table:number-columns-spanned="1" table:number-rows-spanned="1">
            <text:p text:style-name="Paragraph-519"><text:span>29</text:span></text:p>
          </table:table-cell>
          <table:table-cell table:style-name="Table-1-31-2" table:number-columns-spanned="1" table:number-rows-spanned="1">
            <text:p text:style-name="Paragraph-520"><text:span> 나 * 법령 및 규정에 의하여 이사회의결</text:span><text:span>→</text:span><text:span>위원회의결, 위원회의결</text:span><text:span>→</text:span><text:span>이사회의 의결</text:span></text:p>
          </table:table-cell>
        </table:table-row>
        <table:table-row>
          <table:table-cell table:style-name="Table-1-32-1" table:number-columns-spanned="1" table:number-rows-spanned="1">
            <text:p text:style-name="Paragraph-521"><text:span>30</text:span></text:p>
          </table:table-cell>
          <table:table-cell table:style-name="Table-1-32-2" table:number-columns-spanned="1" table:number-rows-spanned="1">
            <text:p text:style-name="Paragraph-522"><text:span> 나 * 정관제9조 제2항 각호의 순에의한 의원이 직무대행</text:span></text:p>
          </table:table-cell>
        </table:table-row>
        <table:table-row>
          <table:table-cell table:style-name="Table-1-33-1" table:number-columns-spanned="1" table:number-rows-spanned="1">
            <text:p text:style-name="Paragraph-523"><text:span>31</text:span></text:p>
          </table:table-cell>
          <table:table-cell table:style-name="Table-1-33-2" table:number-columns-spanned="1" table:number-rows-spanned="1">
            <text:p text:style-name="Paragraph-524"><text:span> 나 * 운영위원회 위원장이</text:span><text:span>→</text:span><text:span>건설교통부장관이</text:span></text:p>
          </table:table-cell>
        </table:table-row>
        <table:table-row>
          <table:table-cell table:style-name="Table-1-34-1" table:number-columns-spanned="1" table:number-rows-spanned="1">
            <text:p text:style-name="Paragraph-525"><text:span>32</text:span></text:p>
          </table:table-cell>
          <table:table-cell table:style-name="Table-1-34-2" table:number-columns-spanned="1" table:number-rows-spanned="1">
            <text:p text:style-name="Paragraph-526"><text:span> 라 * 건설교통부령</text:span><text:span>→</text:span><text:span>대통령령</text:span></text:p>
          </table:table-cell>
        </table:table-row>
        <table:table-row>
          <table:table-cell table:style-name="Table-1-35-1" table:number-columns-spanned="1" table:number-rows-spanned="1">
            <text:p text:style-name="Paragraph-527"><text:span>33</text:span></text:p>
          </table:table-cell>
          <table:table-cell table:style-name="Table-1-35-2" table:number-columns-spanned="1" table:number-rows-spanned="1">
            <text:p text:style-name="Paragraph-528"><text:span> 나 * 2/3의 찬성</text:span><text:span>→</text:span><text:span>과반수의 찬성</text:span></text:p>
          </table:table-cell>
        </table:table-row>
        <table:table-row>
          <table:table-cell table:style-name="Table-1-36-1" table:number-columns-spanned="1" table:number-rows-spanned="1">
            <text:p text:style-name="Paragraph-529"><text:span>34</text:span></text:p>
          </table:table-cell>
          <table:table-cell table:style-name="Table-1-36-2" table:number-columns-spanned="1" table:number-rows-spanned="1">
            <text:p text:style-name="Paragraph-530"><text:span> 다 * 정과의 재정</text:span><text:span>→</text:span><text:span>정관의 변경(정관의 재정은 법인 설립시기의 사항임)</text:span></text:p>
          </table:table-cell>
        </table:table-row>
        <table:table-row>
          <table:table-cell table:style-name="Table-1-37-1" table:number-columns-spanned="1" table:number-rows-spanned="1">
            <text:p text:style-name="Paragraph-531"><text:span>35</text:span></text:p>
          </table:table-cell>
          <table:table-cell table:style-name="Table-1-37-2" table:number-columns-spanned="1" table:number-rows-spanned="1">
            <text:p text:style-name="Paragraph-532"><text:span> 라 * 재적의원 과반수의 찬성으로</text:span><text:span>→</text:span><text:span>재적의원 과반수의 출석과 출석의원 과반수의 찬성</text:span></text:p>
          </table:table-cell>
        </table:table-row>
        <table:table-row>
          <table:table-cell table:style-name="Table-1-38-1" table:number-columns-spanned="1" table:number-rows-spanned="1">
            <text:p text:style-name="Paragraph-533"><text:span>36</text:span></text:p>
          </table:table-cell>
          <table:table-cell table:style-name="Table-1-38-2" table:number-columns-spanned="1" table:number-rows-spanned="1">
            <text:p text:style-name="Paragraph-534"><text:span> 가 * 대금은 분활하여 지급할수없다</text:span><text:span>→</text:span><text:span>매도인과 협의에 의하여 전부 또는 일부를 분활하여 지급할수</text:span></text:p>
            <text:p text:style-name="Paragraph-535"><text:span>      있다</text:span></text:p>
          </table:table-cell>
        </table:table-row>
        <table:table-row>
          <table:table-cell table:style-name="Table-1-39-1" table:number-columns-spanned="1" table:number-rows-spanned="1">
            <text:p text:style-name="Paragraph-536"><text:span>37</text:span></text:p>
          </table:table-cell>
          <table:table-cell table:style-name="Table-1-39-2" table:number-columns-spanned="1" table:number-rows-spanned="1">
            <text:p text:style-name="Paragraph-537"><text:span> 나 * 정착물 포함 매입가능</text:span></text:p>
          </table:table-cell>
        </table:table-row>
        <table:table-row>
          <table:table-cell table:style-name="Table-1-40-1" table:number-columns-spanned="1" table:number-rows-spanned="1">
            <text:p text:style-name="Paragraph-538"><text:span>38</text:span></text:p>
          </table:table-cell>
          <table:table-cell table:style-name="Table-1-40-2" table:number-columns-spanned="1" table:number-rows-spanned="1">
            <text:p text:style-name="Paragraph-539"><text:span> 라 * 토지매입자의 자금조달 계획상</text:span><text:span>→</text:span><text:span>토지매각 용도에 따른 사업계획의 성질상</text:span></text:p>
          </table:table-cell>
        </table:table-row>
        <table:table-row>
          <table:table-cell table:style-name="Table-1-41-1" table:number-columns-spanned="1" table:number-rows-spanned="1">
            <text:p text:style-name="Paragraph-540"><text:span>39</text:span></text:p>
          </table:table-cell>
          <table:table-cell table:style-name="Table-1-41-2" table:number-columns-spanned="1" table:number-rows-spanned="1">
            <text:p text:style-name="Paragraph-541"><text:span> 다</text:span></text:p>
          </table:table-cell>
        </table:table-row>
        <table:table-row>
          <table:table-cell table:style-name="Table-1-42-1" table:number-columns-spanned="1" table:number-rows-spanned="1">
            <text:p text:style-name="Paragraph-542"><text:span>40</text:span></text:p>
          </table:table-cell>
          <table:table-cell table:style-name="Table-1-42-2" table:number-columns-spanned="1" table:number-rows-spanned="1">
            <text:p text:style-name="Paragraph-543"><text:span> 라</text:span></text:p>
          </table:table-cell>
        </table:table-row>
        <table:table-row>
          <table:table-cell table:style-name="Table-1-43-1" table:number-columns-spanned="1" table:number-rows-spanned="1">
            <text:p text:style-name="Paragraph-544"><text:span>41</text:span></text:p>
          </table:table-cell>
          <table:table-cell table:style-name="Table-1-43-2" table:number-columns-spanned="1" table:number-rows-spanned="1">
            <text:p text:style-name="Paragraph-545"><text:span> 라 * 결산서 제출연도의 자금계획서</text:span><text:span>→</text:span><text:span>결산의 내용을 명백히함에 필요한 서류</text:span></text:p>
          </table:table-cell>
        </table:table-row>
        <table:table-row>
          <table:table-cell table:style-name="Table-1-44-1" table:number-columns-spanned="1" table:number-rows-spanned="1">
            <text:p text:style-name="Paragraph-546"><text:span>42</text:span></text:p>
          </table:table-cell>
          <table:table-cell table:style-name="Table-1-44-2" table:number-columns-spanned="1" table:number-rows-spanned="1">
            <text:p text:style-name="Paragraph-547"><text:span> 나 * 매년 1월 10일까지</text:span><text:span>→</text:span><text:span>매년 12월 15일까지</text:span></text:p>
          </table:table-cell>
        </table:table-row>
        <table:table-row>
          <table:table-cell table:style-name="Table-1-45-1" table:number-columns-spanned="1" table:number-rows-spanned="1">
            <text:p text:style-name="Paragraph-548"><text:span>43</text:span></text:p>
          </table:table-cell>
          <table:table-cell table:style-name="Table-1-45-2" table:number-columns-spanned="1" table:number-rows-spanned="1">
            <text:p text:style-name="Paragraph-549"><text:span> 라 * 100만원이하의 벌금</text:span><text:span>→100</text:span><text:span>이하의 과태료</text:span></text:p>
          </table:table-cell>
        </table:table-row>
        <table:table-row>
          <table:table-cell table:style-name="Table-1-46-1" table:number-columns-spanned="1" table:number-rows-spanned="1">
            <text:p text:style-name="Paragraph-550"><text:span>44</text:span></text:p>
          </table:table-cell>
          <table:table-cell table:style-name="Table-1-46-2" table:number-columns-spanned="1" table:number-rows-spanned="1">
            <text:p text:style-name="Paragraph-551"><text:span> 나 * 처분한 날로부터</text:span><text:span>→</text:span><text:span>처분이 있음을 안날로 부터</text:span></text:p>
          </table:table-cell>
        </table:table-row>
        <table:table-row>
          <table:table-cell table:style-name="Table-1-47-1" table:number-columns-spanned="1" table:number-rows-spanned="1">
            <text:p text:style-name="Paragraph-552"><text:span>45</text:span></text:p>
          </table:table-cell>
          <table:table-cell table:style-name="Table-1-47-2" table:number-columns-spanned="1" table:number-rows-spanned="1">
            <text:p text:style-name="Paragraph-553"><text:span> 가 * 형법</text:span><text:span>→</text:span><text:span>비송사건절차법</text:span></text:p>
          </table:table-cell>
        </table:table-row>
        <table:table-row>
          <table:table-cell table:style-name="Table-1-48-1" table:number-columns-spanned="1" table:number-rows-spanned="1">
            <text:p text:style-name="Paragraph-554"><text:span>46</text:span></text:p>
          </table:table-cell>
          <table:table-cell table:style-name="Table-1-48-2" table:number-columns-spanned="1" table:number-rows-spanned="1">
            <text:p text:style-name="Paragraph-555"><text:span> 다 * 10일기간을 한번더준다</text:span><text:span>→</text:span><text:span>의견이없는 것으로 본다</text:span></text:p>
          </table:table-cell>
        </table:table-row>
        <table:table-row>
          <table:table-cell table:style-name="Table-1-49-1" table:number-columns-spanned="1" table:number-rows-spanned="1">
            <text:p text:style-name="Paragraph-556"><text:span>47</text:span></text:p>
          </table:table-cell>
          <table:table-cell table:style-name="Table-1-49-2" table:number-columns-spanned="1" table:number-rows-spanned="1">
            <text:p text:style-name="Paragraph-557"><text:span> 라 * 중앙지에 게재</text:span><text:span>→</text:span><text:span>부산광역시내에서 발간되는 일간신문에 게제</text:span></text:p>
          </table:table-cell>
        </table:table-row>
        <table:table-row>
          <table:table-cell table:style-name="Table-1-50-1" table:number-columns-spanned="1" table:number-rows-spanned="1">
            <text:p text:style-name="Paragraph-558"><text:span>48</text:span></text:p>
          </table:table-cell>
          <table:table-cell table:style-name="Table-1-50-2" table:number-columns-spanned="1" table:number-rows-spanned="1">
            <text:p text:style-name="Paragraph-559"><text:span> 가 * 과반수이상 2/3이상</text:span></text:p>
          </table:table-cell>
        </table:table-row>
        <table:table-row>
          <table:table-cell table:style-name="Table-1-51-1" table:number-columns-spanned="1" table:number-rows-spanned="1">
            <text:p text:style-name="Paragraph-560"><text:span>49</text:span></text:p>
          </table:table-cell>
          <table:table-cell table:style-name="Table-1-51-2" table:number-columns-spanned="1" table:number-rows-spanned="1">
            <text:p text:style-name="Paragraph-561"><text:span> 다 * 감사는 이사회의 구성원이아님</text:span></text:p>
          </table:table-cell>
        </table:table-row>
        <table:table-row>
          <table:table-cell table:style-name="Table-1-52-1" table:number-columns-spanned="1" table:number-rows-spanned="1">
            <text:p text:style-name="Paragraph-562"><text:span>50</text:span></text:p>
          </table:table-cell>
          <table:table-cell table:style-name="Table-1-52-2" table:number-columns-spanned="1" table:number-rows-spanned="1">
            <text:p text:style-name="Paragraph-563"><text:span> 라 * 이사회의 의결없이 시행할수있다</text:span><text:span>→</text:span><text:span>서면결의에 의할 수 있다</text:span></text:p>
          </table:table-cell>
        </table:table-row>
        <table:table-row>
          <table:table-cell table:style-name="Table-1-53-1" table:number-columns-spanned="1" table:number-rows-spanned="1">
            <text:p text:style-name="Paragraph-564"><text:span>51</text:span></text:p>
          </table:table-cell>
          <table:table-cell table:style-name="Table-1-53-2" table:number-columns-spanned="1" table:number-rows-spanned="1">
            <text:p text:style-name="Paragraph-565"><text:span> 라</text:span></text:p>
          </table:table-cell>
        </table:table-row>
      </table:table>
      <text:p text:style-name="바탕글"/>
      <table:table table:style-name="Table-2">
        <table:table-column table:number-columns-repeated="2"/>
        <table:table-row>
          <table:table-cell table:style-name="Table-2-1-1" table:number-columns-spanned="1" table:number-rows-spanned="1">
            <text:p text:style-name="Paragraph-567"><text:span>52</text:span></text:p>
          </table:table-cell>
          <table:table-cell table:style-name="Table-2-1-2" table:number-columns-spanned="1" table:number-rows-spanned="1">
            <text:p text:style-name="Paragraph-568"><text:span> 라</text:span></text:p>
          </table:table-cell>
        </table:table-row>
        <table:table-row>
          <table:table-cell table:style-name="Table-2-2-1" table:number-columns-spanned="1" table:number-rows-spanned="1">
            <text:p text:style-name="Paragraph-569"><text:span>53</text:span></text:p>
          </table:table-cell>
          <table:table-cell table:style-name="Table-2-2-2" table:number-columns-spanned="1" table:number-rows-spanned="1">
            <text:p text:style-name="Paragraph-570"><text:span> 라</text:span></text:p>
          </table:table-cell>
        </table:table-row>
        <table:table-row>
          <table:table-cell table:style-name="Table-2-3-1" table:number-columns-spanned="1" table:number-rows-spanned="1">
            <text:p text:style-name="Paragraph-571"><text:span>54</text:span></text:p>
          </table:table-cell>
          <table:table-cell table:style-name="Table-2-3-2" table:number-columns-spanned="1" table:number-rows-spanned="1">
            <text:p text:style-name="Paragraph-572"><text:span> 가 * 3주일</text:span><text:span>→2</text:span><text:span>주일, 나.(주된사무소의 소재지에서는 2주일이내0</text:span></text:p>
          </table:table-cell>
        </table:table-row>
        <table:table-row>
          <table:table-cell table:style-name="Table-2-4-1" table:number-columns-spanned="1" table:number-rows-spanned="1">
            <text:p text:style-name="Paragraph-573"><text:span>55</text:span></text:p>
          </table:table-cell>
          <table:table-cell table:style-name="Table-2-4-2" table:number-columns-spanned="1" table:number-rows-spanned="1">
            <text:p text:style-name="Paragraph-574"><text:span> 라 * 대리인의 경력사항 및 자격조건에 관한서류</text:span><text:span>→</text:span><text:span>대리인임을 증명하는 서류와 그 권한이 제한된 경  </text:span><text:span>      우에는 그제한을 증명하는 서류, 나.(지사 또는 사무소의 이전등기 사항도 동일</text:span></text:p>
          </table:table-cell>
        </table:table-row>
        <table:table-row>
          <table:table-cell table:style-name="Table-2-5-1" table:number-columns-spanned="1" table:number-rows-spanned="1">
            <text:p text:style-name="Paragraph-575"><text:span>56</text:span></text:p>
          </table:table-cell>
          <table:table-cell table:style-name="Table-2-5-2" table:number-columns-spanned="1" table:number-rows-spanned="1">
            <text:p text:style-name="Paragraph-576"><text:span> 다 * 임원의 지급</text:span><text:span>→</text:span><text:span>임원의 성명 및 주소</text:span></text:p>
          </table:table-cell>
        </table:table-row>
        <table:table-row>
          <table:table-cell table:style-name="Table-2-6-1" table:number-columns-spanned="1" table:number-rows-spanned="1">
            <text:p text:style-name="Paragraph-577"><text:span>57</text:span></text:p>
          </table:table-cell>
          <table:table-cell table:style-name="Table-2-6-2" table:number-columns-spanned="1" table:number-rows-spanned="1">
            <text:p text:style-name="Paragraph-578"><text:span> 다</text:span></text:p>
          </table:table-cell>
        </table:table-row>
        <table:table-row>
          <table:table-cell table:style-name="Table-2-7-1" table:number-columns-spanned="1" table:number-rows-spanned="1">
            <text:p text:style-name="Paragraph-579"><text:span>58</text:span></text:p>
          </table:table-cell>
          <table:table-cell table:style-name="Table-2-7-2" table:number-columns-spanned="1" table:number-rows-spanned="1">
            <text:p text:style-name="Paragraph-580"><text:span> 다</text:span></text:p>
          </table:table-cell>
        </table:table-row>
        <table:table-row>
          <table:table-cell table:style-name="Table-2-8-1" table:number-columns-spanned="1" table:number-rows-spanned="1">
            <text:p text:style-name="Paragraph-581"><text:span>59</text:span></text:p>
          </table:table-cell>
          <table:table-cell table:style-name="Table-2-8-2" table:number-columns-spanned="1" table:number-rows-spanned="1">
            <text:p text:style-name="Paragraph-582"><text:span> 다</text:span></text:p>
          </table:table-cell>
        </table:table-row>
        <table:table-row>
          <table:table-cell table:style-name="Table-2-9-1" table:number-columns-spanned="1" table:number-rows-spanned="1">
            <text:p text:style-name="Paragraph-583"><text:span>60</text:span></text:p>
          </table:table-cell>
          <table:table-cell table:style-name="Table-2-9-2" table:number-columns-spanned="1" table:number-rows-spanned="1">
            <text:p text:style-name="Paragraph-584"><text:span> 나 * 2주일</text:span><text:span>→3</text:span><text:span>주일</text:span></text:p>
          </table:table-cell>
        </table:table-row>
        <table:table-row>
          <table:table-cell table:style-name="Table-2-10-1" table:number-columns-spanned="1" table:number-rows-spanned="1">
            <text:p text:style-name="Paragraph-585"><text:span>61</text:span></text:p>
          </table:table-cell>
          <table:table-cell table:style-name="Table-2-10-2" table:number-columns-spanned="1" table:number-rows-spanned="1">
            <text:p text:style-name="Paragraph-586"><text:span> 나</text:span></text:p>
          </table:table-cell>
        </table:table-row>
        <table:table-row>
          <table:table-cell table:style-name="Table-2-11-1" table:number-columns-spanned="1" table:number-rows-spanned="1">
            <text:p text:style-name="Paragraph-587"><text:span>62</text:span></text:p>
          </table:table-cell>
          <table:table-cell table:style-name="Table-2-11-2" table:number-columns-spanned="1" table:number-rows-spanned="1">
            <text:p text:style-name="Paragraph-588"><text:span> 라</text:span></text:p>
          </table:table-cell>
        </table:table-row>
        <table:table-row>
          <table:table-cell table:style-name="Table-2-12-1" table:number-columns-spanned="1" table:number-rows-spanned="1">
            <text:p text:style-name="Paragraph-589"><text:span>63</text:span></text:p>
          </table:table-cell>
          <table:table-cell table:style-name="Table-2-12-2" table:number-columns-spanned="1" table:number-rows-spanned="1">
            <text:p text:style-name="Paragraph-590"><text:span> 가</text:span></text:p>
          </table:table-cell>
        </table:table-row>
        <table:table-row>
          <table:table-cell table:style-name="Table-2-13-1" table:number-columns-spanned="1" table:number-rows-spanned="1">
            <text:p text:style-name="Paragraph-591"><text:span>64</text:span></text:p>
          </table:table-cell>
          <table:table-cell table:style-name="Table-2-13-2" table:number-columns-spanned="1" table:number-rows-spanned="1">
            <text:p text:style-name="Paragraph-592"><text:span> 가</text:span></text:p>
          </table:table-cell>
        </table:table-row>
        <table:table-row>
          <table:table-cell table:style-name="Table-2-14-1" table:number-columns-spanned="1" table:number-rows-spanned="1">
            <text:p text:style-name="Paragraph-593"><text:span>65</text:span></text:p>
          </table:table-cell>
          <table:table-cell table:style-name="Table-2-14-2" table:number-columns-spanned="1" table:number-rows-spanned="1">
            <text:p text:style-name="Paragraph-594"><text:span> 라</text:span></text:p>
          </table:table-cell>
        </table:table-row>
        <table:table-row>
          <table:table-cell table:style-name="Table-2-15-1" table:number-columns-spanned="1" table:number-rows-spanned="1">
            <text:p text:style-name="Paragraph-595"><text:span>66</text:span></text:p>
          </table:table-cell>
          <table:table-cell table:style-name="Table-2-15-2" table:number-columns-spanned="1" table:number-rows-spanned="1">
            <text:p text:style-name="Paragraph-596"><text:span> 나 * 잉여금 총액의 90/100범위안에서</text:span><text:span>→</text:span><text:span>잉여금으로 이월 결손금을 보전한후 나머지 잉여금의 90/100</text:span></text:p>
            <text:p text:style-name="Paragraph-597"><text:span>      범위안에서 </text:span></text:p>
          </table:table-cell>
        </table:table-row>
        <table:table-row>
          <table:table-cell table:style-name="Table-2-16-1" table:number-columns-spanned="1" table:number-rows-spanned="1">
            <text:p text:style-name="Paragraph-598"><text:span>67</text:span></text:p>
          </table:table-cell>
          <table:table-cell table:style-name="Table-2-16-2" table:number-columns-spanned="1" table:number-rows-spanned="1">
            <text:p text:style-name="Paragraph-599"><text:span> 라 * 익년도 자금조달계획서</text:span><text:span>→</text:span><text:span>기타 사업계획 및 예산안의 내용을 명백하게 하는데 필요한 서류</text:span></text:p>
          </table:table-cell>
        </table:table-row>
        <table:table-row>
          <table:table-cell table:style-name="Table-2-17-1" table:number-columns-spanned="1" table:number-rows-spanned="1">
            <text:p text:style-name="Paragraph-600"><text:span>68</text:span></text:p>
          </table:table-cell>
          <table:table-cell table:style-name="Table-2-17-2" table:number-columns-spanned="1" table:number-rows-spanned="1">
            <text:p text:style-name="Paragraph-601"><text:span> 다 * 당해년도</text:span><text:span>→</text:span><text:span>익년도</text:span></text:p>
          </table:table-cell>
        </table:table-row>
        <table:table-row>
          <table:table-cell table:style-name="Table-2-18-1" table:number-columns-spanned="1" table:number-rows-spanned="1">
            <text:p text:style-name="Paragraph-602"><text:span>69</text:span></text:p>
          </table:table-cell>
          <table:table-cell table:style-name="Table-2-18-2" table:number-columns-spanned="1" table:number-rows-spanned="1">
            <text:p text:style-name="Paragraph-603"><text:span> 라 * 5년이내 10년이내</text:span></text:p>
          </table:table-cell>
        </table:table-row>
        <table:table-row>
          <table:table-cell table:style-name="Table-2-19-1" table:number-columns-spanned="1" table:number-rows-spanned="1">
            <text:p text:style-name="Paragraph-604"><text:span>70</text:span></text:p>
          </table:table-cell>
          <table:table-cell table:style-name="Table-2-19-2" table:number-columns-spanned="1" table:number-rows-spanned="1">
            <text:p text:style-name="Paragraph-605"><text:span> 다</text:span></text:p>
          </table:table-cell>
        </table:table-row>
        <table:table-row>
          <table:table-cell table:style-name="Table-2-20-1" table:number-columns-spanned="1" table:number-rows-spanned="1">
            <text:p text:style-name="Paragraph-606"><text:span>71</text:span></text:p>
          </table:table-cell>
          <table:table-cell table:style-name="Table-2-20-2" table:number-columns-spanned="1" table:number-rows-spanned="1">
            <text:p text:style-name="Paragraph-607"><text:span> 다 * 채권의 발행일 및 상환일</text:span></text:p>
          </table:table-cell>
        </table:table-row>
        <table:table-row>
          <table:table-cell table:style-name="Table-2-21-1" table:number-columns-spanned="1" table:number-rows-spanned="1">
            <text:p text:style-name="Paragraph-608"><text:span>72</text:span></text:p>
          </table:table-cell>
          <table:table-cell table:style-name="Table-2-21-2" table:number-columns-spanned="1" table:number-rows-spanned="1">
            <text:p text:style-name="Paragraph-609"><text:span> 다 * 상환방법 및 절차</text:span></text:p>
          </table:table-cell>
        </table:table-row>
        <table:table-row>
          <table:table-cell table:style-name="Table-2-22-1" table:number-columns-spanned="1" table:number-rows-spanned="1">
            <text:p text:style-name="Paragraph-610"><text:span>73</text:span></text:p>
          </table:table-cell>
          <table:table-cell table:style-name="Table-2-22-2" table:number-columns-spanned="1" table:number-rows-spanned="1">
            <text:p text:style-name="Paragraph-611"><text:span> 라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7.52pt" fo:margin-right="17.52pt" fo:margin-top="4.24pt" fo:margin-bottom="4.24pt" fo:line-height="165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-7.44pt" fo:margin-left="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-7.44pt" fo:margin-left="1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-7.44pt" fo:margin-left="2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-7.44pt" fo:margin-left="3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-7.44pt" fo:margin-left="4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-7.44pt" fo:margin-left="5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-7.44pt" fo:margin-left="6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right" fo:text-indent="0pt" fo:margin-left="0pt" fo:margin-right="10pt" fo:margin-top="0pt" fo:margin-bottom="0pt" fo:line-height="15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2pt" fo:margin-left="13.2pt" fo:margin-right="0pt" fo:margin-top="0pt" fo:margin-bottom="0pt" fo:line-height="130%"/>
      <style:text-properties style:font-name="한양신명조" style:font-name-asian="한양신명조" fo:font-size="9.48pt" style:font-size-asian="9.48pt" style:font-size-complex="9.48pt" style:text-underline-type="none" style:text-overline-type="none" style:text-line-through-type="none"/>
    </style:style>
    <style:style style:name="그림캡션" style:next-style-name="그림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표캡션" style:next-style-name="표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수식캡션" style:next-style-name="수식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찾아보기" style:next-style-name="찾아보기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